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PT Sans" svg:font-family="'PT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Projected_20_Mid-year_20_Population_2c__20_">
      <style:table-properties table:display="true" style:writing-mode="lr-tb"/>
    </style:style>
    <style:style style:name="ce1" style:family="table-cell" style:parent-style-name="Default">
      <style:table-cell-properties fo:background-color="#edf5f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PT Sans" fo:font-size="10pt" fo:font-style="normal" fo:text-shadow="none" style:text-underline-style="none" fo:font-weight="bold" style:font-size-asian="10pt" style:font-style-asian="normal" style:font-weight-asian="bold" style:font-name-complex="PT Sans" style:font-size-complex="10pt" style:font-style-complex="normal" style:font-weight-complex="bold"/>
    </style:style>
    <style:style style:name="ce2" style:family="table-cell" style:parent-style-name="Default">
      <style:table-cell-properties fo:background-color="#f2f8f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PT Sans" fo:font-size="10pt" fo:font-style="normal" fo:text-shadow="none" style:text-underline-style="none" fo:font-weight="bold" style:font-size-asian="10pt" style:font-style-asian="normal" style:font-weight-asian="bold" style:font-name-complex="PT Sans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PT Sans" fo:font-size="10pt" fo:font-style="normal" fo:text-shadow="none" style:text-underline-style="none" fo:font-weight="normal" style:font-size-asian="10pt" style:font-style-asian="normal" style:font-weight-asian="normal" style:font-name-complex="PT Sans" style:font-size-complex="10pt" style:font-style-complex="normal" style:font-weight-complex="normal"/>
    </style:style>
    <style:style style:name="ce4" style:family="table-cell" style:parent-style-name="Default">
      <style:table-cell-properties fo:background-color="#f2f8f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PT Sans" fo:font-size="10pt" fo:font-style="normal" fo:text-shadow="none" style:text-underline-style="none" fo:font-weight="normal" style:font-size-asian="10pt" style:font-style-asian="normal" style:font-weight-asian="normal" style:font-name-complex="PT Sans" style:font-size-complex="10pt" style:font-style-complex="normal" style:font-weight-complex="normal"/>
    </style:style>
    <style:style style:name="gr1" style:family="graphic">
      <style:graphic-properties draw:stroke="solid" svg:stroke-width="0.026cm" svg:stroke-color="#ffffff" draw:fill="solid" draw:fill-color="#ffffff" draw:textarea-vertical-align="middle" draw:auto-grow-height="false" draw:fit-to-size="false" style:shrink-to-fit="false" fo:min-height="1.529cm" fo:min-width="63.728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solid" draw:fill-color="#ffffff"/>
      <style:paragraph-properties fo:margin-top="0cm" fo:margin-bottom="0cm" fo:line-height="100%" fo:text-align="start"/>
      <style:text-properties fo:font-size="18pt"/>
    </style:style>
    <style:style style:name="T1" style:family="text">
      <style:text-properties fo:font-variant="normal" fo:text-transform="none" style:use-window-font-color="true" style:text-line-through-style="none" style:text-line-through-type="none" style:text-position="0% 100%" fo:font-family="'PT Sans italic'" fo:font-size="16pt" fo:letter-spacing="normal" fo:language="en" fo:country="US" fo:font-style="normal" style:text-underline-style="none" fo:font-weight="normal" style:font-family-asian="+mn-ea" style:font-size-asian="16pt" style:font-style-asian="normal" style:font-weight-asian="normal" style:font-family-complex="+mn-cs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ojected Mid-year Population, 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1" table:number-columns-repeated="26" table:default-cell-style-name="ce3"/>
        <table:table-column table:style-name="co1" table:number-columns-repeated="996" table:default-cell-style-name="Default"/>
        <table:table-row table:style-name="ro1">
          <table:table-cell table:style-name="Default" table:number-columns-repeated="28"/>
          <table:table-cell table:number-columns-repeated="996"/>
        </table:table-row>
        <table:table-row table:style-name="ro1">
          <table:table-cell table:style-name="Default">
            <draw:custom-shape table:end-cell-address="'Projected Mid-year Population, '.AB5" table:end-x="2.293cm" table:end-y="0.45cm" draw:z-index="0" draw:name="TextBox 3" draw:style-name="gr1" draw:text-style-name="P2" svg:width="64.227cm" svg:height="1.778cm" svg:x="0.026cm" svg:y="0.027cm">
              <text:p text:style-name="P1"><text:span text:style-name="T1">Projected Mid-year Population, Total - Total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Default" table:number-columns-repeated="27"/>
          <table:table-cell table:number-columns-repeated="996"/>
        </table:table-row>
        <table:table-row table:style-name="ro1" table:number-rows-repeated="4">
          <table:table-cell table:style-name="Default" table:number-columns-repeated="28"/>
          <table:table-cell table:number-columns-repeated="996"/>
        </table:table-row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Age Group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2011</text:p>
          </table:table-cell>
          <table:table-cell table:style-name="ce1" office:value-type="string" calcext:value-type="string">
            <text:p>2012</text:p>
          </table:table-cell>
          <table:table-cell table:style-name="ce1" office:value-type="string" calcext:value-type="string">
            <text:p>2013</text:p>
          </table:table-cell>
          <table:table-cell table:style-name="ce1" office:value-type="string" calcext:value-type="string">
            <text:p>2014</text:p>
          </table:table-cell>
          <table:table-cell table:style-name="ce1" office:value-type="string" calcext:value-type="string">
            <text:p>2015</text:p>
          </table:table-cell>
          <table:table-cell table:style-name="ce1" office:value-type="string" calcext:value-type="string">
            <text:p>2016</text:p>
          </table:table-cell>
          <table:table-cell table:style-name="ce1" office:value-type="string" calcext:value-type="string">
            <text:p>2017</text:p>
          </table:table-cell>
          <table:table-cell table:style-name="ce1" office:value-type="string" calcext:value-type="string">
            <text:p>2018</text:p>
          </table:table-cell>
          <table:table-cell table:style-name="ce1" office:value-type="string" calcext:value-type="string">
            <text:p>2019</text:p>
          </table:table-cell>
          <table:table-cell table:style-name="ce1" office:value-type="string" calcext:value-type="string">
            <text:p>2020</text:p>
          </table:table-cell>
          <table:table-cell table:style-name="ce1" office:value-type="string" calcext:value-type="string">
            <text:p>2021</text:p>
          </table:table-cell>
          <table:table-cell table:style-name="ce1" office:value-type="string" calcext:value-type="string">
            <text:p>2022</text:p>
          </table:table-cell>
          <table:table-cell table:style-name="ce1" office:value-type="string" calcext:value-type="string">
            <text:p>2023</text:p>
          </table:table-cell>
          <table:table-cell table:style-name="ce1" office:value-type="string" calcext:value-type="string">
            <text:p>2024</text:p>
          </table:table-cell>
          <table:table-cell table:style-name="ce1" office:value-type="string" calcext:value-type="string">
            <text:p>2025</text:p>
          </table:table-cell>
          <table:table-cell table:style-name="ce1" office:value-type="string" calcext:value-type="string">
            <text:p>2026</text:p>
          </table:table-cell>
          <table:table-cell table:style-name="ce1" office:value-type="string" calcext:value-type="string">
            <text:p>2027</text:p>
          </table:table-cell>
          <table:table-cell table:style-name="ce1" office:value-type="string" calcext:value-type="string">
            <text:p>2028</text:p>
          </table:table-cell>
          <table:table-cell table:style-name="ce1" office:value-type="string" calcext:value-type="string">
            <text:p>2029</text:p>
          </table:table-cell>
          <table:table-cell table:style-name="ce1" office:value-type="string" calcext:value-type="string">
            <text:p>2030</text:p>
          </table:table-cell>
          <table:table-cell table:style-name="ce1" office:value-type="string" calcext:value-type="string">
            <text:p>2031</text:p>
          </table:table-cell>
          <table:table-cell table:style-name="ce1" office:value-type="string" calcext:value-type="string">
            <text:p>2032</text:p>
          </table:table-cell>
          <table:table-cell table:style-name="ce1" office:value-type="string" calcext:value-type="string">
            <text:p>2033</text:p>
          </table:table-cell>
          <table:table-cell table:style-name="ce1" office:value-type="string" calcext:value-type="string">
            <text:p>2034</text:p>
          </table:table-cell>
          <table:table-cell table:style-name="ce1" office:value-type="string" calcext:value-type="string">
            <text:p>2035</text:p>
          </table:table-cell>
          <table:table-cell table:number-columns-repeated="996"/>
        </table:table-row>
        <table:table-row table:style-name="ro1">
          <table:table-cell office:value-type="string" calcext:value-type="string" table:number-columns-spanned="1" table:number-rows-spanned="18">
            <text:p>Lusaka Province</text:p>
          </table:table-cell>
          <table:table-cell office:value-type="string" calcext:value-type="string">
            <text:p>0-4</text:p>
          </table:table-cell>
          <table:table-cell office:value-type="string" calcext:value-type="string">
            <text:p>Persons</text:p>
          </table:table-cell>
          <table:table-cell office:value-type="float" office:value="399081" calcext:value-type="float">
            <text:p>399081</text:p>
          </table:table-cell>
          <table:table-cell office:value-type="float" office:value="413095" calcext:value-type="float">
            <text:p>413095</text:p>
          </table:table-cell>
          <table:table-cell office:value-type="float" office:value="428141" calcext:value-type="float">
            <text:p>428141</text:p>
          </table:table-cell>
          <table:table-cell office:value-type="float" office:value="444227" calcext:value-type="float">
            <text:p>444227</text:p>
          </table:table-cell>
          <table:table-cell office:value-type="float" office:value="462126" calcext:value-type="float">
            <text:p>462126</text:p>
          </table:table-cell>
          <table:table-cell office:value-type="float" office:value="480674" calcext:value-type="float">
            <text:p>480674</text:p>
          </table:table-cell>
          <table:table-cell office:value-type="float" office:value="498671" calcext:value-type="float">
            <text:p>498671</text:p>
          </table:table-cell>
          <table:table-cell office:value-type="float" office:value="516120" calcext:value-type="float">
            <text:p>516120</text:p>
          </table:table-cell>
          <table:table-cell office:value-type="float" office:value="533033" calcext:value-type="float">
            <text:p>533033</text:p>
          </table:table-cell>
          <table:table-cell office:value-type="float" office:value="549475" calcext:value-type="float">
            <text:p>549475</text:p>
          </table:table-cell>
          <table:table-cell office:value-type="float" office:value="565439" calcext:value-type="float">
            <text:p>565439</text:p>
          </table:table-cell>
          <table:table-cell office:value-type="float" office:value="580928" calcext:value-type="float">
            <text:p>580928</text:p>
          </table:table-cell>
          <table:table-cell office:value-type="float" office:value="595962" calcext:value-type="float">
            <text:p>595962</text:p>
          </table:table-cell>
          <table:table-cell office:value-type="float" office:value="610598" calcext:value-type="float">
            <text:p>610598</text:p>
          </table:table-cell>
          <table:table-cell office:value-type="float" office:value="624857" calcext:value-type="float">
            <text:p>624857</text:p>
          </table:table-cell>
          <table:table-cell office:value-type="float" office:value="638775" calcext:value-type="float">
            <text:p>638775</text:p>
          </table:table-cell>
          <table:table-cell office:value-type="float" office:value="652462" calcext:value-type="float">
            <text:p>652462</text:p>
          </table:table-cell>
          <table:table-cell office:value-type="float" office:value="666092" calcext:value-type="float">
            <text:p>666092</text:p>
          </table:table-cell>
          <table:table-cell office:value-type="float" office:value="679794" calcext:value-type="float">
            <text:p>679794</text:p>
          </table:table-cell>
          <table:table-cell office:value-type="float" office:value="693636" calcext:value-type="float">
            <text:p>693636</text:p>
          </table:table-cell>
          <table:table-cell office:value-type="float" office:value="707740" calcext:value-type="float">
            <text:p>707740</text:p>
          </table:table-cell>
          <table:table-cell office:value-type="float" office:value="722230" calcext:value-type="float">
            <text:p>722230</text:p>
          </table:table-cell>
          <table:table-cell office:value-type="float" office:value="737153" calcext:value-type="float">
            <text:p>737153</text:p>
          </table:table-cell>
          <table:table-cell office:value-type="float" office:value="752541" calcext:value-type="float">
            <text:p>752541</text:p>
          </table:table-cell>
          <table:table-cell office:value-type="float" office:value="768463" calcext:value-type="float">
            <text:p>768463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 Province</text:p>
          </table:covered-table-cell>
          <table:table-cell office:value-type="string" calcext:value-type="string">
            <text:p>5-9</text:p>
          </table:table-cell>
          <table:table-cell table:style-name="ce4" office:value-type="string" calcext:value-type="string">
            <text:p>Persons</text:p>
          </table:table-cell>
          <table:table-cell table:style-name="ce4" office:value-type="float" office:value="323027" calcext:value-type="float">
            <text:p>323027</text:p>
          </table:table-cell>
          <table:table-cell table:style-name="ce4" office:value-type="float" office:value="334560" calcext:value-type="float">
            <text:p>334560</text:p>
          </table:table-cell>
          <table:table-cell table:style-name="ce4" office:value-type="float" office:value="347089" calcext:value-type="float">
            <text:p>347089</text:p>
          </table:table-cell>
          <table:table-cell table:style-name="ce4" office:value-type="float" office:value="360209" calcext:value-type="float">
            <text:p>360209</text:p>
          </table:table-cell>
          <table:table-cell table:style-name="ce4" office:value-type="float" office:value="372714" calcext:value-type="float">
            <text:p>372714</text:p>
          </table:table-cell>
          <table:table-cell table:style-name="ce4" office:value-type="float" office:value="385486" calcext:value-type="float">
            <text:p>385486</text:p>
          </table:table-cell>
          <table:table-cell table:style-name="ce4" office:value-type="float" office:value="399478" calcext:value-type="float">
            <text:p>399478</text:p>
          </table:table-cell>
          <table:table-cell table:style-name="ce4" office:value-type="float" office:value="414441" calcext:value-type="float">
            <text:p>414441</text:p>
          </table:table-cell>
          <table:table-cell table:style-name="ce4" office:value-type="float" office:value="430375" calcext:value-type="float">
            <text:p>430375</text:p>
          </table:table-cell>
          <table:table-cell table:style-name="ce4" office:value-type="float" office:value="448008" calcext:value-type="float">
            <text:p>448008</text:p>
          </table:table-cell>
          <table:table-cell table:style-name="ce4" office:value-type="float" office:value="466241" calcext:value-type="float">
            <text:p>466241</text:p>
          </table:table-cell>
          <table:table-cell table:style-name="ce4" office:value-type="float" office:value="483955" calcext:value-type="float">
            <text:p>483955</text:p>
          </table:table-cell>
          <table:table-cell table:style-name="ce4" office:value-type="float" office:value="501163" calcext:value-type="float">
            <text:p>501163</text:p>
          </table:table-cell>
          <table:table-cell table:style-name="ce4" office:value-type="float" office:value="517862" calcext:value-type="float">
            <text:p>517862</text:p>
          </table:table-cell>
          <table:table-cell table:style-name="ce4" office:value-type="float" office:value="534124" calcext:value-type="float">
            <text:p>534124</text:p>
          </table:table-cell>
          <table:table-cell table:style-name="ce4" office:value-type="float" office:value="549931" calcext:value-type="float">
            <text:p>549931</text:p>
          </table:table-cell>
          <table:table-cell table:style-name="ce4" office:value-type="float" office:value="565285" calcext:value-type="float">
            <text:p>565285</text:p>
          </table:table-cell>
          <table:table-cell table:style-name="ce4" office:value-type="float" office:value="580207" calcext:value-type="float">
            <text:p>580207</text:p>
          </table:table-cell>
          <table:table-cell table:style-name="ce4" office:value-type="float" office:value="594751" calcext:value-type="float">
            <text:p>594751</text:p>
          </table:table-cell>
          <table:table-cell table:style-name="ce4" office:value-type="float" office:value="608947" calcext:value-type="float">
            <text:p>608947</text:p>
          </table:table-cell>
          <table:table-cell table:style-name="ce4" office:value-type="float" office:value="622820" calcext:value-type="float">
            <text:p>622820</text:p>
          </table:table-cell>
          <table:table-cell table:style-name="ce4" office:value-type="float" office:value="636478" calcext:value-type="float">
            <text:p>636478</text:p>
          </table:table-cell>
          <table:table-cell table:style-name="ce4" office:value-type="float" office:value="650084" calcext:value-type="float">
            <text:p>650084</text:p>
          </table:table-cell>
          <table:table-cell table:style-name="ce4" office:value-type="float" office:value="663772" calcext:value-type="float">
            <text:p>663772</text:p>
          </table:table-cell>
          <table:table-cell table:style-name="ce4" office:value-type="float" office:value="677600" calcext:value-type="float">
            <text:p>677600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 Province</text:p>
          </table:covered-table-cell>
          <table:table-cell office:value-type="string" calcext:value-type="string">
            <text:p>10-14</text:p>
          </table:table-cell>
          <table:table-cell office:value-type="string" calcext:value-type="string">
            <text:p>Persons</text:p>
          </table:table-cell>
          <table:table-cell office:value-type="float" office:value="282114" calcext:value-type="float">
            <text:p>282114</text:p>
          </table:table-cell>
          <table:table-cell office:value-type="float" office:value="291178" calcext:value-type="float">
            <text:p>291178</text:p>
          </table:table-cell>
          <table:table-cell office:value-type="float" office:value="300444" calcext:value-type="float">
            <text:p>300444</text:p>
          </table:table-cell>
          <table:table-cell office:value-type="float" office:value="309931" calcext:value-type="float">
            <text:p>309931</text:p>
          </table:table-cell>
          <table:table-cell office:value-type="float" office:value="319721" calcext:value-type="float">
            <text:p>319721</text:p>
          </table:table-cell>
          <table:table-cell office:value-type="float" office:value="330198" calcext:value-type="float">
            <text:p>330198</text:p>
          </table:table-cell>
          <table:table-cell office:value-type="float" office:value="341738" calcext:value-type="float">
            <text:p>341738</text:p>
          </table:table-cell>
          <table:table-cell office:value-type="float" office:value="354272" calcext:value-type="float">
            <text:p>354272</text:p>
          </table:table-cell>
          <table:table-cell office:value-type="float" office:value="367383" calcext:value-type="float">
            <text:p>367383</text:p>
          </table:table-cell>
          <table:table-cell office:value-type="float" office:value="379841" calcext:value-type="float">
            <text:p>379841</text:p>
          </table:table-cell>
          <table:table-cell office:value-type="float" office:value="392521" calcext:value-type="float">
            <text:p>392521</text:p>
          </table:table-cell>
          <table:table-cell office:value-type="float" office:value="406368" calcext:value-type="float">
            <text:p>406368</text:p>
          </table:table-cell>
          <table:table-cell office:value-type="float" office:value="421166" calcext:value-type="float">
            <text:p>421166</text:p>
          </table:table-cell>
          <table:table-cell office:value-type="float" office:value="436938" calcext:value-type="float">
            <text:p>436938</text:p>
          </table:table-cell>
          <table:table-cell office:value-type="float" office:value="454452" calcext:value-type="float">
            <text:p>454452</text:p>
          </table:table-cell>
          <table:table-cell office:value-type="float" office:value="472573" calcext:value-type="float">
            <text:p>472573</text:p>
          </table:table-cell>
          <table:table-cell office:value-type="float" office:value="490184" calcext:value-type="float">
            <text:p>490184</text:p>
          </table:table-cell>
          <table:table-cell office:value-type="float" office:value="507292" calcext:value-type="float">
            <text:p>507292</text:p>
          </table:table-cell>
          <table:table-cell office:value-type="float" office:value="523894" calcext:value-type="float">
            <text:p>523894</text:p>
          </table:table-cell>
          <table:table-cell office:value-type="float" office:value="540060" calcext:value-type="float">
            <text:p>540060</text:p>
          </table:table-cell>
          <table:table-cell office:value-type="float" office:value="555779" calcext:value-type="float">
            <text:p>555779</text:p>
          </table:table-cell>
          <table:table-cell office:value-type="float" office:value="571047" calcext:value-type="float">
            <text:p>571047</text:p>
          </table:table-cell>
          <table:table-cell office:value-type="float" office:value="585902" calcext:value-type="float">
            <text:p>585902</text:p>
          </table:table-cell>
          <table:table-cell office:value-type="float" office:value="600386" calcext:value-type="float">
            <text:p>600386</text:p>
          </table:table-cell>
          <table:table-cell office:value-type="float" office:value="614529" calcext:value-type="float">
            <text:p>614529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 Province</text:p>
          </table:covered-table-cell>
          <table:table-cell office:value-type="string" calcext:value-type="string">
            <text:p>15-19</text:p>
          </table:table-cell>
          <table:table-cell table:style-name="ce4" office:value-type="string" calcext:value-type="string">
            <text:p>Persons</text:p>
          </table:table-cell>
          <table:table-cell table:style-name="ce4" office:value-type="float" office:value="263959" calcext:value-type="float">
            <text:p>263959</text:p>
          </table:table-cell>
          <table:table-cell table:style-name="ce4" office:value-type="float" office:value="271091" calcext:value-type="float">
            <text:p>271091</text:p>
          </table:table-cell>
          <table:table-cell table:style-name="ce4" office:value-type="float" office:value="277958" calcext:value-type="float">
            <text:p>277958</text:p>
          </table:table-cell>
          <table:table-cell table:style-name="ce4" office:value-type="float" office:value="285205" calcext:value-type="float">
            <text:p>285205</text:p>
          </table:table-cell>
          <table:table-cell table:style-name="ce4" office:value-type="float" office:value="293329" calcext:value-type="float">
            <text:p>293329</text:p>
          </table:table-cell>
          <table:table-cell table:style-name="ce4" office:value-type="float" office:value="302131" calcext:value-type="float">
            <text:p>302131</text:p>
          </table:table-cell>
          <table:table-cell table:style-name="ce4" office:value-type="float" office:value="311147" calcext:value-type="float">
            <text:p>311147</text:p>
          </table:table-cell>
          <table:table-cell table:style-name="ce4" office:value-type="float" office:value="320369" calcext:value-type="float">
            <text:p>320369</text:p>
          </table:table-cell>
          <table:table-cell table:style-name="ce4" office:value-type="float" office:value="329824" calcext:value-type="float">
            <text:p>329824</text:p>
          </table:table-cell>
          <table:table-cell table:style-name="ce4" office:value-type="float" office:value="339600" calcext:value-type="float">
            <text:p>339600</text:p>
          </table:table-cell>
          <table:table-cell table:style-name="ce4" office:value-type="float" office:value="350082" calcext:value-type="float">
            <text:p>350082</text:p>
          </table:table-cell>
          <table:table-cell table:style-name="ce4" office:value-type="float" office:value="361634" calcext:value-type="float">
            <text:p>361634</text:p>
          </table:table-cell>
          <table:table-cell table:style-name="ce4" office:value-type="float" office:value="374172" calcext:value-type="float">
            <text:p>374172</text:p>
          </table:table-cell>
          <table:table-cell table:style-name="ce4" office:value-type="float" office:value="387253" calcext:value-type="float">
            <text:p>387253</text:p>
          </table:table-cell>
          <table:table-cell table:style-name="ce4" office:value-type="float" office:value="399605" calcext:value-type="float">
            <text:p>399605</text:p>
          </table:table-cell>
          <table:table-cell table:style-name="ce4" office:value-type="float" office:value="412159" calcext:value-type="float">
            <text:p>412159</text:p>
          </table:table-cell>
          <table:table-cell table:style-name="ce4" office:value-type="float" office:value="425868" calcext:value-type="float">
            <text:p>425868</text:p>
          </table:table-cell>
          <table:table-cell table:style-name="ce4" office:value-type="float" office:value="440524" calcext:value-type="float">
            <text:p>440524</text:p>
          </table:table-cell>
          <table:table-cell table:style-name="ce4" office:value-type="float" office:value="456179" calcext:value-type="float">
            <text:p>456179</text:p>
          </table:table-cell>
          <table:table-cell table:style-name="ce4" office:value-type="float" office:value="473635" calcext:value-type="float">
            <text:p>473635</text:p>
          </table:table-cell>
          <table:table-cell table:style-name="ce4" office:value-type="float" office:value="491695" calcext:value-type="float">
            <text:p>491695</text:p>
          </table:table-cell>
          <table:table-cell table:style-name="ce4" office:value-type="float" office:value="509247" calcext:value-type="float">
            <text:p>509247</text:p>
          </table:table-cell>
          <table:table-cell table:style-name="ce4" office:value-type="float" office:value="526295" calcext:value-type="float">
            <text:p>526295</text:p>
          </table:table-cell>
          <table:table-cell table:style-name="ce4" office:value-type="float" office:value="542836" calcext:value-type="float">
            <text:p>542836</text:p>
          </table:table-cell>
          <table:table-cell table:style-name="ce4" office:value-type="float" office:value="558939" calcext:value-type="float">
            <text:p>558939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 Province</text:p>
          </table:covered-table-cell>
          <table:table-cell office:value-type="string" calcext:value-type="string">
            <text:p>20-24</text:p>
          </table:table-cell>
          <table:table-cell office:value-type="string" calcext:value-type="string">
            <text:p>Persons</text:p>
          </table:table-cell>
          <table:table-cell office:value-type="float" office:value="240517" calcext:value-type="float">
            <text:p>240517</text:p>
          </table:table-cell>
          <table:table-cell office:value-type="float" office:value="250801" calcext:value-type="float">
            <text:p>250801</text:p>
          </table:table-cell>
          <table:table-cell office:value-type="float" office:value="261326" calcext:value-type="float">
            <text:p>261326</text:p>
          </table:table-cell>
          <table:table-cell office:value-type="float" office:value="271290" calcext:value-type="float">
            <text:p>271290</text:p>
          </table:table-cell>
          <table:table-cell office:value-type="float" office:value="280171" calcext:value-type="float">
            <text:p>280171</text:p>
          </table:table-cell>
          <table:table-cell office:value-type="float" office:value="287947" calcext:value-type="float">
            <text:p>287947</text:p>
          </table:table-cell>
          <table:table-cell office:value-type="float" office:value="295029" calcext:value-type="float">
            <text:p>295029</text:p>
          </table:table-cell>
          <table:table-cell office:value-type="float" office:value="301859" calcext:value-type="float">
            <text:p>301859</text:p>
          </table:table-cell>
          <table:table-cell office:value-type="float" office:value="309071" calcext:value-type="float">
            <text:p>309071</text:p>
          </table:table-cell>
          <table:table-cell office:value-type="float" office:value="317148" calcext:value-type="float">
            <text:p>317148</text:p>
          </table:table-cell>
          <table:table-cell office:value-type="float" office:value="325892" calcext:value-type="float">
            <text:p>325892</text:p>
          </table:table-cell>
          <table:table-cell office:value-type="float" office:value="334854" calcext:value-type="float">
            <text:p>334854</text:p>
          </table:table-cell>
          <table:table-cell office:value-type="float" office:value="344037" calcext:value-type="float">
            <text:p>344037</text:p>
          </table:table-cell>
          <table:table-cell office:value-type="float" office:value="353465" calcext:value-type="float">
            <text:p>353465</text:p>
          </table:table-cell>
          <table:table-cell office:value-type="float" office:value="363257" calcext:value-type="float">
            <text:p>363257</text:p>
          </table:table-cell>
          <table:table-cell office:value-type="float" office:value="373769" calcext:value-type="float">
            <text:p>373769</text:p>
          </table:table-cell>
          <table:table-cell office:value-type="float" office:value="385362" calcext:value-type="float">
            <text:p>385362</text:p>
          </table:table-cell>
          <table:table-cell office:value-type="float" office:value="397928" calcext:value-type="float">
            <text:p>397928</text:p>
          </table:table-cell>
          <table:table-cell office:value-type="float" office:value="410998" calcext:value-type="float">
            <text:p>410998</text:p>
          </table:table-cell>
          <table:table-cell office:value-type="float" office:value="423260" calcext:value-type="float">
            <text:p>423260</text:p>
          </table:table-cell>
          <table:table-cell office:value-type="float" office:value="435692" calcext:value-type="float">
            <text:p>435692</text:p>
          </table:table-cell>
          <table:table-cell office:value-type="float" office:value="449256" calcext:value-type="float">
            <text:p>449256</text:p>
          </table:table-cell>
          <table:table-cell office:value-type="float" office:value="463763" calcext:value-type="float">
            <text:p>463763</text:p>
          </table:table-cell>
          <table:table-cell office:value-type="float" office:value="479307" calcext:value-type="float">
            <text:p>479307</text:p>
          </table:table-cell>
          <table:table-cell office:value-type="float" office:value="496727" calcext:value-type="float">
            <text:p>496727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 Province</text:p>
          </table:covered-table-cell>
          <table:table-cell office:value-type="string" calcext:value-type="string">
            <text:p>25-29</text:p>
          </table:table-cell>
          <table:table-cell table:style-name="ce4" office:value-type="string" calcext:value-type="string">
            <text:p>Persons</text:p>
          </table:table-cell>
          <table:table-cell table:style-name="ce4" office:value-type="float" office:value="227127" calcext:value-type="float">
            <text:p>227127</text:p>
          </table:table-cell>
          <table:table-cell table:style-name="ce4" office:value-type="float" office:value="234729" calcext:value-type="float">
            <text:p>234729</text:p>
          </table:table-cell>
          <table:table-cell table:style-name="ce4" office:value-type="float" office:value="241566" calcext:value-type="float">
            <text:p>241566</text:p>
          </table:table-cell>
          <table:table-cell table:style-name="ce4" office:value-type="float" office:value="248712" calcext:value-type="float">
            <text:p>248712</text:p>
          </table:table-cell>
          <table:table-cell table:style-name="ce4" office:value-type="float" office:value="256902" calcext:value-type="float">
            <text:p>256902</text:p>
          </table:table-cell>
          <table:table-cell table:style-name="ce4" office:value-type="float" office:value="266286" calcext:value-type="float">
            <text:p>266286</text:p>
          </table:table-cell>
          <table:table-cell table:style-name="ce4" office:value-type="float" office:value="276431" calcext:value-type="float">
            <text:p>276431</text:p>
          </table:table-cell>
          <table:table-cell table:style-name="ce4" office:value-type="float" office:value="286832" calcext:value-type="float">
            <text:p>286832</text:p>
          </table:table-cell>
          <table:table-cell table:style-name="ce4" office:value-type="float" office:value="296697" calcext:value-type="float">
            <text:p>296697</text:p>
          </table:table-cell>
          <table:table-cell table:style-name="ce4" office:value-type="float" office:value="305521" calcext:value-type="float">
            <text:p>305521</text:p>
          </table:table-cell>
          <table:table-cell table:style-name="ce4" office:value-type="float" office:value="313278" calcext:value-type="float">
            <text:p>313278</text:p>
          </table:table-cell>
          <table:table-cell table:style-name="ce4" office:value-type="float" office:value="320368" calcext:value-type="float">
            <text:p>320368</text:p>
          </table:table-cell>
          <table:table-cell table:style-name="ce4" office:value-type="float" office:value="327225" calcext:value-type="float">
            <text:p>327225</text:p>
          </table:table-cell>
          <table:table-cell table:style-name="ce4" office:value-type="float" office:value="334460" calcext:value-type="float">
            <text:p>334460</text:p>
          </table:table-cell>
          <table:table-cell table:style-name="ce4" office:value-type="float" office:value="342546" calcext:value-type="float">
            <text:p>342546</text:p>
          </table:table-cell>
          <table:table-cell table:style-name="ce4" office:value-type="float" office:value="351302" calcext:value-type="float">
            <text:p>351302</text:p>
          </table:table-cell>
          <table:table-cell table:style-name="ce4" office:value-type="float" office:value="360286" calcext:value-type="float">
            <text:p>360286</text:p>
          </table:table-cell>
          <table:table-cell table:style-name="ce4" office:value-type="float" office:value="369503" calcext:value-type="float">
            <text:p>369503</text:p>
          </table:table-cell>
          <table:table-cell table:style-name="ce4" office:value-type="float" office:value="378992" calcext:value-type="float">
            <text:p>378992</text:p>
          </table:table-cell>
          <table:table-cell table:style-name="ce4" office:value-type="float" office:value="388876" calcext:value-type="float">
            <text:p>388876</text:p>
          </table:table-cell>
          <table:table-cell table:style-name="ce4" office:value-type="float" office:value="399503" calcext:value-type="float">
            <text:p>399503</text:p>
          </table:table-cell>
          <table:table-cell table:style-name="ce4" office:value-type="float" office:value="411221" calcext:value-type="float">
            <text:p>411221</text:p>
          </table:table-cell>
          <table:table-cell table:style-name="ce4" office:value-type="float" office:value="423896" calcext:value-type="float">
            <text:p>423896</text:p>
          </table:table-cell>
          <table:table-cell table:style-name="ce4" office:value-type="float" office:value="437023" calcext:value-type="float">
            <text:p>437023</text:p>
          </table:table-cell>
          <table:table-cell table:style-name="ce4" office:value-type="float" office:value="449246" calcext:value-type="float">
            <text:p>449246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 Province</text:p>
          </table:covered-table-cell>
          <table:table-cell office:value-type="string" calcext:value-type="string">
            <text:p>30-34</text:p>
          </table:table-cell>
          <table:table-cell office:value-type="string" calcext:value-type="string">
            <text:p>Persons</text:p>
          </table:table-cell>
          <table:table-cell office:value-type="float" office:value="187994" calcext:value-type="float">
            <text:p>187994</text:p>
          </table:table-cell>
          <table:table-cell office:value-type="float" office:value="199221" calcext:value-type="float">
            <text:p>199221</text:p>
          </table:table-cell>
          <table:table-cell office:value-type="float" office:value="210909" calcext:value-type="float">
            <text:p>210909</text:p>
          </table:table-cell>
          <table:table-cell office:value-type="float" office:value="222217" calcext:value-type="float">
            <text:p>222217</text:p>
          </table:table-cell>
          <table:table-cell office:value-type="float" office:value="232628" calcext:value-type="float">
            <text:p>232628</text:p>
          </table:table-cell>
          <table:table-cell office:value-type="float" office:value="241590" calcext:value-type="float">
            <text:p>241590</text:p>
          </table:table-cell>
          <table:table-cell office:value-type="float" office:value="249131" calcext:value-type="float">
            <text:p>249131</text:p>
          </table:table-cell>
          <table:table-cell office:value-type="float" office:value="255965" calcext:value-type="float">
            <text:p>255965</text:p>
          </table:table-cell>
          <table:table-cell office:value-type="float" office:value="263130" calcext:value-type="float">
            <text:p>263130</text:p>
          </table:table-cell>
          <table:table-cell office:value-type="float" office:value="271318" calcext:value-type="float">
            <text:p>271318</text:p>
          </table:table-cell>
          <table:table-cell office:value-type="float" office:value="280662" calcext:value-type="float">
            <text:p>280662</text:p>
          </table:table-cell>
          <table:table-cell office:value-type="float" office:value="290764" calcext:value-type="float">
            <text:p>290764</text:p>
          </table:table-cell>
          <table:table-cell office:value-type="float" office:value="301125" calcext:value-type="float">
            <text:p>301125</text:p>
          </table:table-cell>
          <table:table-cell office:value-type="float" office:value="310992" calcext:value-type="float">
            <text:p>310992</text:p>
          </table:table-cell>
          <table:table-cell office:value-type="float" office:value="319858" calcext:value-type="float">
            <text:p>319858</text:p>
          </table:table-cell>
          <table:table-cell office:value-type="float" office:value="327702" calcext:value-type="float">
            <text:p>327702</text:p>
          </table:table-cell>
          <table:table-cell office:value-type="float" office:value="334910" calcext:value-type="float">
            <text:p>334910</text:p>
          </table:table-cell>
          <table:table-cell office:value-type="float" office:value="341901" calcext:value-type="float">
            <text:p>341901</text:p>
          </table:table-cell>
          <table:table-cell office:value-type="float" office:value="349275" calcext:value-type="float">
            <text:p>349275</text:p>
          </table:table-cell>
          <table:table-cell office:value-type="float" office:value="357488" calcext:value-type="float">
            <text:p>357488</text:p>
          </table:table-cell>
          <table:table-cell office:value-type="float" office:value="366366" calcext:value-type="float">
            <text:p>366366</text:p>
          </table:table-cell>
          <table:table-cell office:value-type="float" office:value="375484" calcext:value-type="float">
            <text:p>375484</text:p>
          </table:table-cell>
          <table:table-cell office:value-type="float" office:value="384846" calcext:value-type="float">
            <text:p>384846</text:p>
          </table:table-cell>
          <table:table-cell office:value-type="float" office:value="394497" calcext:value-type="float">
            <text:p>394497</text:p>
          </table:table-cell>
          <table:table-cell office:value-type="float" office:value="404571" calcext:value-type="float">
            <text:p>404571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 Province</text:p>
          </table:covered-table-cell>
          <table:table-cell office:value-type="string" calcext:value-type="string">
            <text:p>35-39</text:p>
          </table:table-cell>
          <table:table-cell table:style-name="ce4" office:value-type="string" calcext:value-type="string">
            <text:p>Persons</text:p>
          </table:table-cell>
          <table:table-cell table:style-name="ce4" office:value-type="float" office:value="147181" calcext:value-type="float">
            <text:p>147181</text:p>
          </table:table-cell>
          <table:table-cell table:style-name="ce4" office:value-type="float" office:value="154940" calcext:value-type="float">
            <text:p>154940</text:p>
          </table:table-cell>
          <table:table-cell table:style-name="ce4" office:value-type="float" office:value="162385" calcext:value-type="float">
            <text:p>162385</text:p>
          </table:table-cell>
          <table:table-cell table:style-name="ce4" office:value-type="float" office:value="170215" calcext:value-type="float">
            <text:p>170215</text:p>
          </table:table-cell>
          <table:table-cell table:style-name="ce4" office:value-type="float" office:value="178863" calcext:value-type="float">
            <text:p>178863</text:p>
          </table:table-cell>
          <table:table-cell table:style-name="ce4" office:value-type="float" office:value="188682" calcext:value-type="float">
            <text:p>188682</text:p>
          </table:table-cell>
          <table:table-cell table:style-name="ce4" office:value-type="float" office:value="199564" calcext:value-type="float">
            <text:p>199564</text:p>
          </table:table-cell>
          <table:table-cell table:style-name="ce4" office:value-type="float" office:value="210933" calcext:value-type="float">
            <text:p>210933</text:p>
          </table:table-cell>
          <table:table-cell table:style-name="ce4" office:value-type="float" office:value="221972" calcext:value-type="float">
            <text:p>221972</text:p>
          </table:table-cell>
          <table:table-cell table:style-name="ce4" office:value-type="float" office:value="232188" calcext:value-type="float">
            <text:p>232188</text:p>
          </table:table-cell>
          <table:table-cell table:style-name="ce4" office:value-type="float" office:value="241056" calcext:value-type="float">
            <text:p>241056</text:p>
          </table:table-cell>
          <table:table-cell table:style-name="ce4" office:value-type="float" office:value="248600" calcext:value-type="float">
            <text:p>248600</text:p>
          </table:table-cell>
          <table:table-cell table:style-name="ce4" office:value-type="float" office:value="255504" calcext:value-type="float">
            <text:p>255504</text:p>
          </table:table-cell>
          <table:table-cell table:style-name="ce4" office:value-type="float" office:value="262738" calcext:value-type="float">
            <text:p>262738</text:p>
          </table:table-cell>
          <table:table-cell table:style-name="ce4" office:value-type="float" office:value="270976" calcext:value-type="float">
            <text:p>270976</text:p>
          </table:table-cell>
          <table:table-cell table:style-name="ce4" office:value-type="float" office:value="280347" calcext:value-type="float">
            <text:p>280347</text:p>
          </table:table-cell>
          <table:table-cell table:style-name="ce4" office:value-type="float" office:value="290469" calcext:value-type="float">
            <text:p>290469</text:p>
          </table:table-cell>
          <table:table-cell table:style-name="ce4" office:value-type="float" office:value="300857" calcext:value-type="float">
            <text:p>300857</text:p>
          </table:table-cell>
          <table:table-cell table:style-name="ce4" office:value-type="float" office:value="310787" calcext:value-type="float">
            <text:p>310787</text:p>
          </table:table-cell>
          <table:table-cell table:style-name="ce4" office:value-type="float" office:value="319765" calcext:value-type="float">
            <text:p>319765</text:p>
          </table:table-cell>
          <table:table-cell table:style-name="ce4" office:value-type="float" office:value="327770" calcext:value-type="float">
            <text:p>327770</text:p>
          </table:table-cell>
          <table:table-cell table:style-name="ce4" office:value-type="float" office:value="335169" calcext:value-type="float">
            <text:p>335169</text:p>
          </table:table-cell>
          <table:table-cell table:style-name="ce4" office:value-type="float" office:value="342361" calcext:value-type="float">
            <text:p>342361</text:p>
          </table:table-cell>
          <table:table-cell table:style-name="ce4" office:value-type="float" office:value="349941" calcext:value-type="float">
            <text:p>349941</text:p>
          </table:table-cell>
          <table:table-cell table:style-name="ce4" office:value-type="float" office:value="358342" calcext:value-type="float">
            <text:p>358342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 Province</text:p>
          </table:covered-table-cell>
          <table:table-cell office:value-type="string" calcext:value-type="string">
            <text:p>40-44</text:p>
          </table:table-cell>
          <table:table-cell office:value-type="string" calcext:value-type="string">
            <text:p>Persons</text:p>
          </table:table-cell>
          <table:table-cell office:value-type="float" office:value="94134" calcext:value-type="float">
            <text:p>94134</text:p>
          </table:table-cell>
          <table:table-cell office:value-type="float" office:value="103785" calcext:value-type="float">
            <text:p>103785</text:p>
          </table:table-cell>
          <table:table-cell office:value-type="float" office:value="114150" calcext:value-type="float">
            <text:p>114150</text:p>
          </table:table-cell>
          <table:table-cell office:value-type="float" office:value="124251" calcext:value-type="float">
            <text:p>124251</text:p>
          </table:table-cell>
          <table:table-cell office:value-type="float" office:value="133436" calcext:value-type="float">
            <text:p>133436</text:p>
          </table:table-cell>
          <table:table-cell office:value-type="float" office:value="141587" calcext:value-type="float">
            <text:p>141587</text:p>
          </table:table-cell>
          <table:table-cell office:value-type="float" office:value="149060" calcext:value-type="float">
            <text:p>149060</text:p>
          </table:table-cell>
          <table:table-cell office:value-type="float" office:value="156294" calcext:value-type="float">
            <text:p>156294</text:p>
          </table:table-cell>
          <table:table-cell office:value-type="float" office:value="163930" calcext:value-type="float">
            <text:p>163930</text:p>
          </table:table-cell>
          <table:table-cell office:value-type="float" office:value="172365" calcext:value-type="float">
            <text:p>172365</text:p>
          </table:table-cell>
          <table:table-cell office:value-type="float" office:value="181925" calcext:value-type="float">
            <text:p>181925</text:p>
          </table:table-cell>
          <table:table-cell office:value-type="float" office:value="192511" calcext:value-type="float">
            <text:p>192511</text:p>
          </table:table-cell>
          <table:table-cell office:value-type="float" office:value="203584" calcext:value-type="float">
            <text:p>203584</text:p>
          </table:table-cell>
          <table:table-cell office:value-type="float" office:value="214372" calcext:value-type="float">
            <text:p>214372</text:p>
          </table:table-cell>
          <table:table-cell office:value-type="float" office:value="224413" calcext:value-type="float">
            <text:p>224413</text:p>
          </table:table-cell>
          <table:table-cell office:value-type="float" office:value="233202" calcext:value-type="float">
            <text:p>233202</text:p>
          </table:table-cell>
          <table:table-cell office:value-type="float" office:value="240762" calcext:value-type="float">
            <text:p>240762</text:p>
          </table:table-cell>
          <table:table-cell office:value-type="float" office:value="247745" calcext:value-type="float">
            <text:p>247745</text:p>
          </table:table-cell>
          <table:table-cell office:value-type="float" office:value="255064" calcext:value-type="float">
            <text:p>255064</text:p>
          </table:table-cell>
          <table:table-cell office:value-type="float" office:value="263364" calcext:value-type="float">
            <text:p>263364</text:p>
          </table:table-cell>
          <table:table-cell office:value-type="float" office:value="272762" calcext:value-type="float">
            <text:p>272762</text:p>
          </table:table-cell>
          <table:table-cell office:value-type="float" office:value="282905" calcext:value-type="float">
            <text:p>282905</text:p>
          </table:table-cell>
          <table:table-cell office:value-type="float" office:value="293325" calcext:value-type="float">
            <text:p>293325</text:p>
          </table:table-cell>
          <table:table-cell office:value-type="float" office:value="303321" calcext:value-type="float">
            <text:p>303321</text:p>
          </table:table-cell>
          <table:table-cell office:value-type="float" office:value="312416" calcext:value-type="float">
            <text:p>312416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 Province</text:p>
          </table:covered-table-cell>
          <table:table-cell office:value-type="string" calcext:value-type="string">
            <text:p>45-49</text:p>
          </table:table-cell>
          <table:table-cell table:style-name="ce4" office:value-type="string" calcext:value-type="string">
            <text:p>Persons</text:p>
          </table:table-cell>
          <table:table-cell table:style-name="ce4" office:value-type="float" office:value="63849" calcext:value-type="float">
            <text:p>63849</text:p>
          </table:table-cell>
          <table:table-cell table:style-name="ce4" office:value-type="float" office:value="66870" calcext:value-type="float">
            <text:p>66870</text:p>
          </table:table-cell>
          <table:table-cell table:style-name="ce4" office:value-type="float" office:value="70391" calcext:value-type="float">
            <text:p>70391</text:p>
          </table:table-cell>
          <table:table-cell table:style-name="ce4" office:value-type="float" office:value="74980" calcext:value-type="float">
            <text:p>74980</text:p>
          </table:table-cell>
          <table:table-cell table:style-name="ce4" office:value-type="float" office:value="80958" calcext:value-type="float">
            <text:p>80958</text:p>
          </table:table-cell>
          <table:table-cell table:style-name="ce4" office:value-type="float" office:value="88566" calcext:value-type="float">
            <text:p>88566</text:p>
          </table:table-cell>
          <table:table-cell table:style-name="ce4" office:value-type="float" office:value="97563" calcext:value-type="float">
            <text:p>97563</text:p>
          </table:table-cell>
          <table:table-cell table:style-name="ce4" office:value-type="float" office:value="107272" calcext:value-type="float">
            <text:p>107272</text:p>
          </table:table-cell>
          <table:table-cell table:style-name="ce4" office:value-type="float" office:value="116792" calcext:value-type="float">
            <text:p>116792</text:p>
          </table:table-cell>
          <table:table-cell table:style-name="ce4" office:value-type="float" office:value="125531" calcext:value-type="float">
            <text:p>125531</text:p>
          </table:table-cell>
          <table:table-cell table:style-name="ce4" office:value-type="float" office:value="133365" calcext:value-type="float">
            <text:p>133365</text:p>
          </table:table-cell>
          <table:table-cell table:style-name="ce4" office:value-type="float" office:value="140604" calcext:value-type="float">
            <text:p>140604</text:p>
          </table:table-cell>
          <table:table-cell table:style-name="ce4" office:value-type="float" office:value="147652" calcext:value-type="float">
            <text:p>147652</text:p>
          </table:table-cell>
          <table:table-cell table:style-name="ce4" office:value-type="float" office:value="155101" calcext:value-type="float">
            <text:p>155101</text:p>
          </table:table-cell>
          <table:table-cell table:style-name="ce4" office:value-type="float" office:value="163322" calcext:value-type="float">
            <text:p>163322</text:p>
          </table:table-cell>
          <table:table-cell table:style-name="ce4" office:value-type="float" office:value="172619" calcext:value-type="float">
            <text:p>172619</text:p>
          </table:table-cell>
          <table:table-cell table:style-name="ce4" office:value-type="float" office:value="182913" calcext:value-type="float">
            <text:p>182913</text:p>
          </table:table-cell>
          <table:table-cell table:style-name="ce4" office:value-type="float" office:value="193698" calcext:value-type="float">
            <text:p>193698</text:p>
          </table:table-cell>
          <table:table-cell table:style-name="ce4" office:value-type="float" office:value="204239" calcext:value-type="float">
            <text:p>204239</text:p>
          </table:table-cell>
          <table:table-cell table:style-name="ce4" office:value-type="float" office:value="214103" calcext:value-type="float">
            <text:p>214103</text:p>
          </table:table-cell>
          <table:table-cell table:style-name="ce4" office:value-type="float" office:value="222812" calcext:value-type="float">
            <text:p>222812</text:p>
          </table:table-cell>
          <table:table-cell table:style-name="ce4" office:value-type="float" office:value="230383" calcext:value-type="float">
            <text:p>230383</text:p>
          </table:table-cell>
          <table:table-cell table:style-name="ce4" office:value-type="float" office:value="237424" calcext:value-type="float">
            <text:p>237424</text:p>
          </table:table-cell>
          <table:table-cell table:style-name="ce4" office:value-type="float" office:value="244813" calcext:value-type="float">
            <text:p>244813</text:p>
          </table:table-cell>
          <table:table-cell table:style-name="ce4" office:value-type="float" office:value="253152" calcext:value-type="float">
            <text:p>253152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 Province</text:p>
          </table:covered-table-cell>
          <table:table-cell office:value-type="string" calcext:value-type="string">
            <text:p>50-54</text:p>
          </table:table-cell>
          <table:table-cell office:value-type="string" calcext:value-type="string">
            <text:p>Persons</text:p>
          </table:table-cell>
          <table:table-cell office:value-type="float" office:value="45407" calcext:value-type="float">
            <text:p>45407</text:p>
          </table:table-cell>
          <table:table-cell office:value-type="float" office:value="48094" calcext:value-type="float">
            <text:p>48094</text:p>
          </table:table-cell>
          <table:table-cell office:value-type="float" office:value="50827" calcext:value-type="float">
            <text:p>50827</text:p>
          </table:table-cell>
          <table:table-cell office:value-type="float" office:value="53596" calcext:value-type="float">
            <text:p>53596</text:p>
          </table:table-cell>
          <table:table-cell office:value-type="float" office:value="56403" calcext:value-type="float">
            <text:p>56403</text:p>
          </table:table-cell>
          <table:table-cell office:value-type="float" office:value="59154" calcext:value-type="float">
            <text:p>59154</text:p>
          </table:table-cell>
          <table:table-cell office:value-type="float" office:value="61965" calcext:value-type="float">
            <text:p>61965</text:p>
          </table:table-cell>
          <table:table-cell office:value-type="float" office:value="65261" calcext:value-type="float">
            <text:p>65261</text:p>
          </table:table-cell>
          <table:table-cell office:value-type="float" office:value="69551" calcext:value-type="float">
            <text:p>69551</text:p>
          </table:table-cell>
          <table:table-cell office:value-type="float" office:value="75157" calcext:value-type="float">
            <text:p>75157</text:p>
          </table:table-cell>
          <table:table-cell office:value-type="float" office:value="82285" calcext:value-type="float">
            <text:p>82285</text:p>
          </table:table-cell>
          <table:table-cell office:value-type="float" office:value="90721" calcext:value-type="float">
            <text:p>90721</text:p>
          </table:table-cell>
          <table:table-cell office:value-type="float" office:value="99842" calcext:value-type="float">
            <text:p>99842</text:p>
          </table:table-cell>
          <table:table-cell office:value-type="float" office:value="108830" calcext:value-type="float">
            <text:p>108830</text:p>
          </table:table-cell>
          <table:table-cell office:value-type="float" office:value="117122" calcext:value-type="float">
            <text:p>117122</text:p>
          </table:table-cell>
          <table:table-cell office:value-type="float" office:value="124619" calcext:value-type="float">
            <text:p>124619</text:p>
          </table:table-cell>
          <table:table-cell office:value-type="float" office:value="131590" calcext:value-type="float">
            <text:p>131590</text:p>
          </table:table-cell>
          <table:table-cell office:value-type="float" office:value="138412" calcext:value-type="float">
            <text:p>138412</text:p>
          </table:table-cell>
          <table:table-cell office:value-type="float" office:value="145635" calcext:value-type="float">
            <text:p>145635</text:p>
          </table:table-cell>
          <table:table-cell office:value-type="float" office:value="153600" calcext:value-type="float">
            <text:p>153600</text:p>
          </table:table-cell>
          <table:table-cell office:value-type="float" office:value="162595" calcext:value-type="float">
            <text:p>162595</text:p>
          </table:table-cell>
          <table:table-cell office:value-type="float" office:value="172558" calcext:value-type="float">
            <text:p>172558</text:p>
          </table:table-cell>
          <table:table-cell office:value-type="float" office:value="183003" calcext:value-type="float">
            <text:p>183003</text:p>
          </table:table-cell>
          <table:table-cell office:value-type="float" office:value="193248" calcext:value-type="float">
            <text:p>193248</text:p>
          </table:table-cell>
          <table:table-cell office:value-type="float" office:value="202877" calcext:value-type="float">
            <text:p>202877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 Province</text:p>
          </table:covered-table-cell>
          <table:table-cell office:value-type="string" calcext:value-type="string">
            <text:p>55-59</text:p>
          </table:table-cell>
          <table:table-cell table:style-name="ce4" office:value-type="string" calcext:value-type="string">
            <text:p>Persons</text:p>
          </table:table-cell>
          <table:table-cell table:style-name="ce4" office:value-type="float" office:value="30006" calcext:value-type="float">
            <text:p>30006</text:p>
          </table:table-cell>
          <table:table-cell table:style-name="ce4" office:value-type="float" office:value="32190" calcext:value-type="float">
            <text:p>32190</text:p>
          </table:table-cell>
          <table:table-cell table:style-name="ce4" office:value-type="float" office:value="34569" calcext:value-type="float">
            <text:p>34569</text:p>
          </table:table-cell>
          <table:table-cell table:style-name="ce4" office:value-type="float" office:value="36992" calcext:value-type="float">
            <text:p>36992</text:p>
          </table:table-cell>
          <table:table-cell table:style-name="ce4" office:value-type="float" office:value="39360" calcext:value-type="float">
            <text:p>39360</text:p>
          </table:table-cell>
          <table:table-cell table:style-name="ce4" office:value-type="float" office:value="41734" calcext:value-type="float">
            <text:p>41734</text:p>
          </table:table-cell>
          <table:table-cell table:style-name="ce4" office:value-type="float" office:value="44195" calcext:value-type="float">
            <text:p>44195</text:p>
          </table:table-cell>
          <table:table-cell table:style-name="ce4" office:value-type="float" office:value="46710" calcext:value-type="float">
            <text:p>46710</text:p>
          </table:table-cell>
          <table:table-cell table:style-name="ce4" office:value-type="float" office:value="49275" calcext:value-type="float">
            <text:p>49275</text:p>
          </table:table-cell>
          <table:table-cell table:style-name="ce4" office:value-type="float" office:value="51883" calcext:value-type="float">
            <text:p>51883</text:p>
          </table:table-cell>
          <table:table-cell table:style-name="ce4" office:value-type="float" office:value="54458" calcext:value-type="float">
            <text:p>54458</text:p>
          </table:table-cell>
          <table:table-cell table:style-name="ce4" office:value-type="float" office:value="57099" calcext:value-type="float">
            <text:p>57099</text:p>
          </table:table-cell>
          <table:table-cell table:style-name="ce4" office:value-type="float" office:value="60186" calcext:value-type="float">
            <text:p>60186</text:p>
          </table:table-cell>
          <table:table-cell table:style-name="ce4" office:value-type="float" office:value="64198" calcext:value-type="float">
            <text:p>64198</text:p>
          </table:table-cell>
          <table:table-cell table:style-name="ce4" office:value-type="float" office:value="69433" calcext:value-type="float">
            <text:p>69433</text:p>
          </table:table-cell>
          <table:table-cell table:style-name="ce4" office:value-type="float" office:value="76072" calcext:value-type="float">
            <text:p>76072</text:p>
          </table:table-cell>
          <table:table-cell table:style-name="ce4" office:value-type="float" office:value="83938" calcext:value-type="float">
            <text:p>83938</text:p>
          </table:table-cell>
          <table:table-cell table:style-name="ce4" office:value-type="float" office:value="92456" calcext:value-type="float">
            <text:p>92456</text:p>
          </table:table-cell>
          <table:table-cell table:style-name="ce4" office:value-type="float" office:value="100877" calcext:value-type="float">
            <text:p>100877</text:p>
          </table:table-cell>
          <table:table-cell table:style-name="ce4" office:value-type="float" office:value="108685" calcext:value-type="float">
            <text:p>108685</text:p>
          </table:table-cell>
          <table:table-cell table:style-name="ce4" office:value-type="float" office:value="115786" calcext:value-type="float">
            <text:p>115786</text:p>
          </table:table-cell>
          <table:table-cell table:style-name="ce4" office:value-type="float" office:value="122429" calcext:value-type="float">
            <text:p>122429</text:p>
          </table:table-cell>
          <table:table-cell table:style-name="ce4" office:value-type="float" office:value="128961" calcext:value-type="float">
            <text:p>128961</text:p>
          </table:table-cell>
          <table:table-cell table:style-name="ce4" office:value-type="float" office:value="135888" calcext:value-type="float">
            <text:p>135888</text:p>
          </table:table-cell>
          <table:table-cell table:style-name="ce4" office:value-type="float" office:value="143524" calcext:value-type="float">
            <text:p>143524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 Province</text:p>
          </table:covered-table-cell>
          <table:table-cell office:value-type="string" calcext:value-type="string">
            <text:p>60-64</text:p>
          </table:table-cell>
          <table:table-cell office:value-type="string" calcext:value-type="string">
            <text:p>Persons</text:p>
          </table:table-cell>
          <table:table-cell office:value-type="float" office:value="21739" calcext:value-type="float">
            <text:p>21739</text:p>
          </table:table-cell>
          <table:table-cell office:value-type="float" office:value="22456" calcext:value-type="float">
            <text:p>22456</text:p>
          </table:table-cell>
          <table:table-cell office:value-type="float" office:value="23217" calcext:value-type="float">
            <text:p>23217</text:p>
          </table:table-cell>
          <table:table-cell office:value-type="float" office:value="24199" calcext:value-type="float">
            <text:p>24199</text:p>
          </table:table-cell>
          <table:table-cell office:value-type="float" office:value="25518" calcext:value-type="float">
            <text:p>25518</text:p>
          </table:table-cell>
          <table:table-cell office:value-type="float" office:value="27187" calcext:value-type="float">
            <text:p>27187</text:p>
          </table:table-cell>
          <table:table-cell office:value-type="float" office:value="29135" calcext:value-type="float">
            <text:p>29135</text:p>
          </table:table-cell>
          <table:table-cell office:value-type="float" office:value="31267" calcext:value-type="float">
            <text:p>31267</text:p>
          </table:table-cell>
          <table:table-cell office:value-type="float" office:value="33445" calcext:value-type="float">
            <text:p>33445</text:p>
          </table:table-cell>
          <table:table-cell office:value-type="float" office:value="35587" calcext:value-type="float">
            <text:p>35587</text:p>
          </table:table-cell>
          <table:table-cell office:value-type="float" office:value="37746" calcext:value-type="float">
            <text:p>37746</text:p>
          </table:table-cell>
          <table:table-cell office:value-type="float" office:value="39984" calcext:value-type="float">
            <text:p>39984</text:p>
          </table:table-cell>
          <table:table-cell office:value-type="float" office:value="42283" calcext:value-type="float">
            <text:p>42283</text:p>
          </table:table-cell>
          <table:table-cell office:value-type="float" office:value="44625" calcext:value-type="float">
            <text:p>44625</text:p>
          </table:table-cell>
          <table:table-cell office:value-type="float" office:value="47012" calcext:value-type="float">
            <text:p>47012</text:p>
          </table:table-cell>
          <table:table-cell office:value-type="float" office:value="49384" calcext:value-type="float">
            <text:p>49384</text:p>
          </table:table-cell>
          <table:table-cell office:value-type="float" office:value="51815" calcext:value-type="float">
            <text:p>51815</text:p>
          </table:table-cell>
          <table:table-cell office:value-type="float" office:value="54663" calcext:value-type="float">
            <text:p>54663</text:p>
          </table:table-cell>
          <table:table-cell office:value-type="float" office:value="58360" calcext:value-type="float">
            <text:p>58360</text:p>
          </table:table-cell>
          <table:table-cell office:value-type="float" office:value="63173" calcext:value-type="float">
            <text:p>63173</text:p>
          </table:table-cell>
          <table:table-cell office:value-type="float" office:value="69271" calcext:value-type="float">
            <text:p>69271</text:p>
          </table:table-cell>
          <table:table-cell office:value-type="float" office:value="76485" calcext:value-type="float">
            <text:p>76485</text:p>
          </table:table-cell>
          <table:table-cell office:value-type="float" office:value="84308" calcext:value-type="float">
            <text:p>84308</text:p>
          </table:table-cell>
          <table:table-cell office:value-type="float" office:value="92061" calcext:value-type="float">
            <text:p>92061</text:p>
          </table:table-cell>
          <table:table-cell office:value-type="float" office:value="99276" calcext:value-type="float">
            <text:p>99276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 Province</text:p>
          </table:covered-table-cell>
          <table:table-cell office:value-type="string" calcext:value-type="string">
            <text:p>65-69</text:p>
          </table:table-cell>
          <table:table-cell table:style-name="ce4" office:value-type="string" calcext:value-type="string">
            <text:p>Persons</text:p>
          </table:table-cell>
          <table:table-cell table:style-name="ce4" office:value-type="float" office:value="14279" calcext:value-type="float">
            <text:p>14279</text:p>
          </table:table-cell>
          <table:table-cell table:style-name="ce4" office:value-type="float" office:value="15315" calcext:value-type="float">
            <text:p>15315</text:p>
          </table:table-cell>
          <table:table-cell table:style-name="ce4" office:value-type="float" office:value="16388" calcext:value-type="float">
            <text:p>16388</text:p>
          </table:table-cell>
          <table:table-cell table:style-name="ce4" office:value-type="float" office:value="17380" calcext:value-type="float">
            <text:p>17380</text:p>
          </table:table-cell>
          <table:table-cell table:style-name="ce4" office:value-type="float" office:value="18228" calcext:value-type="float">
            <text:p>18228</text:p>
          </table:table-cell>
          <table:table-cell table:style-name="ce4" office:value-type="float" office:value="18926" calcext:value-type="float">
            <text:p>18926</text:p>
          </table:table-cell>
          <table:table-cell table:style-name="ce4" office:value-type="float" office:value="19543" calcext:value-type="float">
            <text:p>19543</text:p>
          </table:table-cell>
          <table:table-cell table:style-name="ce4" office:value-type="float" office:value="20201" calcext:value-type="float">
            <text:p>20201</text:p>
          </table:table-cell>
          <table:table-cell table:style-name="ce4" office:value-type="float" office:value="21062" calcext:value-type="float">
            <text:p>21062</text:p>
          </table:table-cell>
          <table:table-cell table:style-name="ce4" office:value-type="float" office:value="22219" calcext:value-type="float">
            <text:p>22219</text:p>
          </table:table-cell>
          <table:table-cell table:style-name="ce4" office:value-type="float" office:value="23682" calcext:value-type="float">
            <text:p>23682</text:p>
          </table:table-cell>
          <table:table-cell table:style-name="ce4" office:value-type="float" office:value="25383" calcext:value-type="float">
            <text:p>25383</text:p>
          </table:table-cell>
          <table:table-cell table:style-name="ce4" office:value-type="float" office:value="27242" calcext:value-type="float">
            <text:p>27242</text:p>
          </table:table-cell>
          <table:table-cell table:style-name="ce4" office:value-type="float" office:value="29146" calcext:value-type="float">
            <text:p>29146</text:p>
          </table:table-cell>
          <table:table-cell table:style-name="ce4" office:value-type="float" office:value="31025" calcext:value-type="float">
            <text:p>31025</text:p>
          </table:table-cell>
          <table:table-cell table:style-name="ce4" office:value-type="float" office:value="32910" calcext:value-type="float">
            <text:p>32910</text:p>
          </table:table-cell>
          <table:table-cell table:style-name="ce4" office:value-type="float" office:value="34885" calcext:value-type="float">
            <text:p>34885</text:p>
          </table:table-cell>
          <table:table-cell table:style-name="ce4" office:value-type="float" office:value="36907" calcext:value-type="float">
            <text:p>36907</text:p>
          </table:table-cell>
          <table:table-cell table:style-name="ce4" office:value-type="float" office:value="38978" calcext:value-type="float">
            <text:p>38978</text:p>
          </table:table-cell>
          <table:table-cell table:style-name="ce4" office:value-type="float" office:value="41085" calcext:value-type="float">
            <text:p>41085</text:p>
          </table:table-cell>
          <table:table-cell table:style-name="ce4" office:value-type="float" office:value="43189" calcext:value-type="float">
            <text:p>43189</text:p>
          </table:table-cell>
          <table:table-cell table:style-name="ce4" office:value-type="float" office:value="45352" calcext:value-type="float">
            <text:p>45352</text:p>
          </table:table-cell>
          <table:table-cell table:style-name="ce4" office:value-type="float" office:value="47889" calcext:value-type="float">
            <text:p>47889</text:p>
          </table:table-cell>
          <table:table-cell table:style-name="ce4" office:value-type="float" office:value="51178" calcext:value-type="float">
            <text:p>51178</text:p>
          </table:table-cell>
          <table:table-cell table:style-name="ce4" office:value-type="float" office:value="55462" calcext:value-type="float">
            <text:p>55462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 Province</text:p>
          </table:covered-table-cell>
          <table:table-cell office:value-type="string" calcext:value-type="string">
            <text:p>70-74</text:p>
          </table:table-cell>
          <table:table-cell office:value-type="string" calcext:value-type="string">
            <text:p>Persons</text:p>
          </table:table-cell>
          <table:table-cell office:value-type="float" office:value="9418" calcext:value-type="float">
            <text:p>9418</text:p>
          </table:table-cell>
          <table:table-cell office:value-type="float" office:value="9730" calcext:value-type="float">
            <text:p>9730</text:p>
          </table:table-cell>
          <table:table-cell office:value-type="float" office:value="10081" calcext:value-type="float">
            <text:p>10081</text:p>
          </table:table-cell>
          <table:table-cell office:value-type="float" office:value="10521" calcext:value-type="float">
            <text:p>10521</text:p>
          </table:table-cell>
          <table:table-cell office:value-type="float" office:value="11090" calcext:value-type="float">
            <text:p>11090</text:p>
          </table:table-cell>
          <table:table-cell office:value-type="float" office:value="11801" calcext:value-type="float">
            <text:p>11801</text:p>
          </table:table-cell>
          <table:table-cell office:value-type="float" office:value="12625" calcext:value-type="float">
            <text:p>12625</text:p>
          </table:table-cell>
          <table:table-cell office:value-type="float" office:value="13483" calcext:value-type="float">
            <text:p>13483</text:p>
          </table:table-cell>
          <table:table-cell office:value-type="float" office:value="14276" calcext:value-type="float">
            <text:p>14276</text:p>
          </table:table-cell>
          <table:table-cell office:value-type="float" office:value="14960" calcext:value-type="float">
            <text:p>14960</text:p>
          </table:table-cell>
          <table:table-cell office:value-type="float" office:value="15532" calcext:value-type="float">
            <text:p>15532</text:p>
          </table:table-cell>
          <table:table-cell office:value-type="float" office:value="16046" calcext:value-type="float">
            <text:p>16046</text:p>
          </table:table-cell>
          <table:table-cell office:value-type="float" office:value="16602" calcext:value-type="float">
            <text:p>16602</text:p>
          </table:table-cell>
          <table:table-cell office:value-type="float" office:value="17325" calcext:value-type="float">
            <text:p>17325</text:p>
          </table:table-cell>
          <table:table-cell office:value-type="float" office:value="18285" calcext:value-type="float">
            <text:p>18285</text:p>
          </table:table-cell>
          <table:table-cell office:value-type="float" office:value="19501" calcext:value-type="float">
            <text:p>19501</text:p>
          </table:table-cell>
          <table:table-cell office:value-type="float" office:value="20898" calcext:value-type="float">
            <text:p>20898</text:p>
          </table:table-cell>
          <table:table-cell office:value-type="float" office:value="22432" calcext:value-type="float">
            <text:p>22432</text:p>
          </table:table-cell>
          <table:table-cell office:value-type="float" office:value="23994" calcext:value-type="float">
            <text:p>23994</text:p>
          </table:table-cell>
          <table:table-cell office:value-type="float" office:value="25543" calcext:value-type="float">
            <text:p>25543</text:p>
          </table:table-cell>
          <table:table-cell office:value-type="float" office:value="27097" calcext:value-type="float">
            <text:p>27097</text:p>
          </table:table-cell>
          <table:table-cell office:value-type="float" office:value="28732" calcext:value-type="float">
            <text:p>28732</text:p>
          </table:table-cell>
          <table:table-cell office:value-type="float" office:value="30410" calcext:value-type="float">
            <text:p>30410</text:p>
          </table:table-cell>
          <table:table-cell office:value-type="float" office:value="32126" calcext:value-type="float">
            <text:p>32126</text:p>
          </table:table-cell>
          <table:table-cell office:value-type="float" office:value="33876" calcext:value-type="float">
            <text:p>33876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 Province</text:p>
          </table:covered-table-cell>
          <table:table-cell office:value-type="string" calcext:value-type="string">
            <text:p>75-79</text:p>
          </table:table-cell>
          <table:table-cell table:style-name="ce4" office:value-type="string" calcext:value-type="string">
            <text:p>Persons</text:p>
          </table:table-cell>
          <table:table-cell table:style-name="ce4" office:value-type="float" office:value="6023" calcext:value-type="float">
            <text:p>6023</text:p>
          </table:table-cell>
          <table:table-cell table:style-name="ce4" office:value-type="float" office:value="6289" calcext:value-type="float">
            <text:p>6289</text:p>
          </table:table-cell>
          <table:table-cell table:style-name="ce4" office:value-type="float" office:value="6594" calcext:value-type="float">
            <text:p>6594</text:p>
          </table:table-cell>
          <table:table-cell table:style-name="ce4" office:value-type="float" office:value="6885" calcext:value-type="float">
            <text:p>6885</text:p>
          </table:table-cell>
          <table:table-cell table:style-name="ce4" office:value-type="float" office:value="7143" calcext:value-type="float">
            <text:p>7143</text:p>
          </table:table-cell>
          <table:table-cell table:style-name="ce4" office:value-type="float" office:value="7362" calcext:value-type="float">
            <text:p>7362</text:p>
          </table:table-cell>
          <table:table-cell table:style-name="ce4" office:value-type="float" office:value="7580" calcext:value-type="float">
            <text:p>7580</text:p>
          </table:table-cell>
          <table:table-cell table:style-name="ce4" office:value-type="float" office:value="7830" calcext:value-type="float">
            <text:p>7830</text:p>
          </table:table-cell>
          <table:table-cell table:style-name="ce4" office:value-type="float" office:value="8153" calcext:value-type="float">
            <text:p>8153</text:p>
          </table:table-cell>
          <table:table-cell table:style-name="ce4" office:value-type="float" office:value="8570" calcext:value-type="float">
            <text:p>8570</text:p>
          </table:table-cell>
          <table:table-cell table:style-name="ce4" office:value-type="float" office:value="9095" calcext:value-type="float">
            <text:p>9095</text:p>
          </table:table-cell>
          <table:table-cell table:style-name="ce4" office:value-type="float" office:value="9700" calcext:value-type="float">
            <text:p>9700</text:p>
          </table:table-cell>
          <table:table-cell table:style-name="ce4" office:value-type="float" office:value="10333" calcext:value-type="float">
            <text:p>10333</text:p>
          </table:table-cell>
          <table:table-cell table:style-name="ce4" office:value-type="float" office:value="10919" calcext:value-type="float">
            <text:p>10919</text:p>
          </table:table-cell>
          <table:table-cell table:style-name="ce4" office:value-type="float" office:value="11424" calcext:value-type="float">
            <text:p>11424</text:p>
          </table:table-cell>
          <table:table-cell table:style-name="ce4" office:value-type="float" office:value="11846" calcext:value-type="float">
            <text:p>11846</text:p>
          </table:table-cell>
          <table:table-cell table:style-name="ce4" office:value-type="float" office:value="12236" calcext:value-type="float">
            <text:p>12236</text:p>
          </table:table-cell>
          <table:table-cell table:style-name="ce4" office:value-type="float" office:value="12654" calcext:value-type="float">
            <text:p>12654</text:p>
          </table:table-cell>
          <table:table-cell table:style-name="ce4" office:value-type="float" office:value="13205" calcext:value-type="float">
            <text:p>13205</text:p>
          </table:table-cell>
          <table:table-cell table:style-name="ce4" office:value-type="float" office:value="13931" calcext:value-type="float">
            <text:p>13931</text:p>
          </table:table-cell>
          <table:table-cell table:style-name="ce4" office:value-type="float" office:value="14847" calcext:value-type="float">
            <text:p>14847</text:p>
          </table:table-cell>
          <table:table-cell table:style-name="ce4" office:value-type="float" office:value="15894" calcext:value-type="float">
            <text:p>15894</text:p>
          </table:table-cell>
          <table:table-cell table:style-name="ce4" office:value-type="float" office:value="17034" calcext:value-type="float">
            <text:p>17034</text:p>
          </table:table-cell>
          <table:table-cell table:style-name="ce4" office:value-type="float" office:value="18196" calcext:value-type="float">
            <text:p>18196</text:p>
          </table:table-cell>
          <table:table-cell table:style-name="ce4" office:value-type="float" office:value="19341" calcext:value-type="float">
            <text:p>19341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 Province</text:p>
          </table:covered-table-cell>
          <table:table-cell office:value-type="string" calcext:value-type="string">
            <text:p>80+</text:p>
          </table:table-cell>
          <table:table-cell office:value-type="string" calcext:value-type="string">
            <text:p>Persons</text:p>
          </table:table-cell>
          <table:table-cell office:value-type="float" office:value="7112" calcext:value-type="float">
            <text:p>7112</text:p>
          </table:table-cell>
          <table:table-cell office:value-type="float" office:value="7588" calcext:value-type="float">
            <text:p>7588</text:p>
          </table:table-cell>
          <table:table-cell office:value-type="float" office:value="8023" calcext:value-type="float">
            <text:p>8023</text:p>
          </table:table-cell>
          <table:table-cell office:value-type="float" office:value="8439" calcext:value-type="float">
            <text:p>8439</text:p>
          </table:table-cell>
          <table:table-cell office:value-type="float" office:value="8849" calcext:value-type="float">
            <text:p>8849</text:p>
          </table:table-cell>
          <table:table-cell office:value-type="float" office:value="9264" calcext:value-type="float">
            <text:p>9264</text:p>
          </table:table-cell>
          <table:table-cell office:value-type="float" office:value="9675" calcext:value-type="float">
            <text:p>9675</text:p>
          </table:table-cell>
          <table:table-cell office:value-type="float" office:value="10081" calcext:value-type="float">
            <text:p>10081</text:p>
          </table:table-cell>
          <table:table-cell office:value-type="float" office:value="10461" calcext:value-type="float">
            <text:p>10461</text:p>
          </table:table-cell>
          <table:table-cell office:value-type="float" office:value="10812" calcext:value-type="float">
            <text:p>10812</text:p>
          </table:table-cell>
          <table:table-cell office:value-type="float" office:value="11135" calcext:value-type="float">
            <text:p>11135</text:p>
          </table:table-cell>
          <table:table-cell office:value-type="float" office:value="11458" calcext:value-type="float">
            <text:p>11458</text:p>
          </table:table-cell>
          <table:table-cell office:value-type="float" office:value="11794" calcext:value-type="float">
            <text:p>11794</text:p>
          </table:table-cell>
          <table:table-cell office:value-type="float" office:value="12159" calcext:value-type="float">
            <text:p>12159</text:p>
          </table:table-cell>
          <table:table-cell office:value-type="float" office:value="12565" calcext:value-type="float">
            <text:p>12565</text:p>
          </table:table-cell>
          <table:table-cell office:value-type="float" office:value="13024" calcext:value-type="float">
            <text:p>13024</text:p>
          </table:table-cell>
          <table:table-cell office:value-type="float" office:value="13524" calcext:value-type="float">
            <text:p>13524</text:p>
          </table:table-cell>
          <table:table-cell office:value-type="float" office:value="14038" calcext:value-type="float">
            <text:p>14038</text:p>
          </table:table-cell>
          <table:table-cell office:value-type="float" office:value="14529" calcext:value-type="float">
            <text:p>14529</text:p>
          </table:table-cell>
          <table:table-cell office:value-type="float" office:value="14984" calcext:value-type="float">
            <text:p>14984</text:p>
          </table:table-cell>
          <table:table-cell office:value-type="float" office:value="15409" calcext:value-type="float">
            <text:p>15409</text:p>
          </table:table-cell>
          <table:table-cell office:value-type="float" office:value="15836" calcext:value-type="float">
            <text:p>15836</text:p>
          </table:table-cell>
          <table:table-cell office:value-type="float" office:value="16291" calcext:value-type="float">
            <text:p>16291</text:p>
          </table:table-cell>
          <table:table-cell office:value-type="float" office:value="16816" calcext:value-type="float">
            <text:p>16816</text:p>
          </table:table-cell>
          <table:table-cell office:value-type="float" office:value="17434" calcext:value-type="float">
            <text:p>17434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 Province</text:p>
          </table:covered-table-cell>
          <table:table-cell office:value-type="string" calcext:value-type="string">
            <text:p>Total</text:p>
          </table:table-cell>
          <table:table-cell table:style-name="ce4" office:value-type="string" calcext:value-type="string">
            <text:p>Persons</text:p>
          </table:table-cell>
          <table:table-cell table:style-name="ce4" office:value-type="float" office:value="2362967" calcext:value-type="float">
            <text:p>2362967</text:p>
          </table:table-cell>
          <table:table-cell table:style-name="ce4" office:value-type="float" office:value="2461932" calcext:value-type="float">
            <text:p>2461932</text:p>
          </table:table-cell>
          <table:table-cell table:style-name="ce4" office:value-type="float" office:value="2564058" calcext:value-type="float">
            <text:p>2564058</text:p>
          </table:table-cell>
          <table:table-cell table:style-name="ce4" office:value-type="float" office:value="2669249" calcext:value-type="float">
            <text:p>2669249</text:p>
          </table:table-cell>
          <table:table-cell table:style-name="ce4" office:value-type="float" office:value="2777439" calcext:value-type="float">
            <text:p>2777439</text:p>
          </table:table-cell>
          <table:table-cell table:style-name="ce4" office:value-type="float" office:value="2888575" calcext:value-type="float">
            <text:p>2888575</text:p>
          </table:table-cell>
          <table:table-cell table:style-name="ce4" office:value-type="float" office:value="3002530" calcext:value-type="float">
            <text:p>3002530</text:p>
          </table:table-cell>
          <table:table-cell table:style-name="ce4" office:value-type="float" office:value="3119190" calcext:value-type="float">
            <text:p>3119190</text:p>
          </table:table-cell>
          <table:table-cell table:style-name="ce4" office:value-type="float" office:value="3238430" calcext:value-type="float">
            <text:p>3238430</text:p>
          </table:table-cell>
          <table:table-cell table:style-name="ce4" office:value-type="float" office:value="3360183" calcext:value-type="float">
            <text:p>3360183</text:p>
          </table:table-cell>
          <table:table-cell table:style-name="ce4" office:value-type="float" office:value="3484394" calcext:value-type="float">
            <text:p>3484394</text:p>
          </table:table-cell>
          <table:table-cell table:style-name="ce4" office:value-type="float" office:value="3610977" calcext:value-type="float">
            <text:p>3610977</text:p>
          </table:table-cell>
          <table:table-cell table:style-name="ce4" office:value-type="float" office:value="3739872" calcext:value-type="float">
            <text:p>3739872</text:p>
          </table:table-cell>
          <table:table-cell table:style-name="ce4" office:value-type="float" office:value="3870981" calcext:value-type="float">
            <text:p>3870981</text:p>
          </table:table-cell>
          <table:table-cell table:style-name="ce4" office:value-type="float" office:value="4004276" calcext:value-type="float">
            <text:p>4004276</text:p>
          </table:table-cell>
          <table:table-cell table:style-name="ce4" office:value-type="float" office:value="4139735" calcext:value-type="float">
            <text:p>4139735</text:p>
          </table:table-cell>
          <table:table-cell table:style-name="ce4" office:value-type="float" office:value="4277387" calcext:value-type="float">
            <text:p>4277387</text:p>
          </table:table-cell>
          <table:table-cell table:style-name="ce4" office:value-type="float" office:value="4417309" calcext:value-type="float">
            <text:p>4417309</text:p>
          </table:table-cell>
          <table:table-cell table:style-name="ce4" office:value-type="float" office:value="4559551" calcext:value-type="float">
            <text:p>4559551</text:p>
          </table:table-cell>
          <table:table-cell table:style-name="ce4" office:value-type="float" office:value="4704135" calcext:value-type="float">
            <text:p>4704135</text:p>
          </table:table-cell>
          <table:table-cell table:style-name="ce4" office:value-type="float" office:value="4851133" calcext:value-type="float">
            <text:p>4851133</text:p>
          </table:table-cell>
          <table:table-cell table:style-name="ce4" office:value-type="float" office:value="5000706" calcext:value-type="float">
            <text:p>5000706</text:p>
          </table:table-cell>
          <table:table-cell table:style-name="ce4" office:value-type="float" office:value="5152945" calcext:value-type="float">
            <text:p>5152945</text:p>
          </table:table-cell>
          <table:table-cell table:style-name="ce4" office:value-type="float" office:value="5307950" calcext:value-type="float">
            <text:p>5307950</text:p>
          </table:table-cell>
          <table:table-cell table:style-name="ce4" office:value-type="float" office:value="5465775" calcext:value-type="float">
            <text:p>5465775</text:p>
          </table:table-cell>
          <table:table-cell table:number-columns-repeated="996"/>
        </table:table-row>
        <table:table-row table:style-name="ro1">
          <table:table-cell office:value-type="string" calcext:value-type="string" table:number-columns-spanned="1" table:number-rows-spanned="18">
            <text:p>Lusaka</text:p>
          </table:table-cell>
          <table:table-cell office:value-type="string" calcext:value-type="string">
            <text:p>0-4</text:p>
          </table:table-cell>
          <table:table-cell office:value-type="string" calcext:value-type="string">
            <text:p>Persons</text:p>
          </table:table-cell>
          <table:table-cell office:value-type="float" office:value="312926" calcext:value-type="float">
            <text:p>312926</text:p>
          </table:table-cell>
          <table:table-cell office:value-type="float" office:value="324621" calcext:value-type="float">
            <text:p>324621</text:p>
          </table:table-cell>
          <table:table-cell office:value-type="float" office:value="337186" calcext:value-type="float">
            <text:p>337186</text:p>
          </table:table-cell>
          <table:table-cell office:value-type="float" office:value="350633" calcext:value-type="float">
            <text:p>350633</text:p>
          </table:table-cell>
          <table:table-cell office:value-type="float" office:value="373375" calcext:value-type="float">
            <text:p>373375</text:p>
          </table:table-cell>
          <table:table-cell office:value-type="float" office:value="381107" calcext:value-type="float">
            <text:p>381107</text:p>
          </table:table-cell>
          <table:table-cell office:value-type="float" office:value="396274" calcext:value-type="float">
            <text:p>396274</text:p>
          </table:table-cell>
          <table:table-cell office:value-type="float" office:value="411075" calcext:value-type="float">
            <text:p>411075</text:p>
          </table:table-cell>
          <table:table-cell office:value-type="float" office:value="425512" calcext:value-type="float">
            <text:p>425512</text:p>
          </table:table-cell>
          <table:table-cell office:value-type="float" office:value="439632" calcext:value-type="float">
            <text:p>439632</text:p>
          </table:table-cell>
          <table:table-cell table:number-columns-repeated="4"/>
          <table:table-cell office:value-type="float" office:value="505537" calcext:value-type="float">
            <text:p>505537</text:p>
          </table:table-cell>
          <table:table-cell table:number-columns-repeated="4"/>
          <table:table-cell office:value-type="float" office:value="600560" calcext:value-type="float">
            <text:p>600560</text:p>
          </table:table-cell>
          <table:table-cell table:number-columns-repeated="4"/>
          <table:table-cell office:value-type="float" office:value="634396" calcext:value-type="float">
            <text:p>634396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</text:p>
          </table:covered-table-cell>
          <table:table-cell office:value-type="string" calcext:value-type="string">
            <text:p>5-9</text:p>
          </table:table-cell>
          <table:table-cell table:style-name="ce4" office:value-type="string" calcext:value-type="string">
            <text:p>Persons</text:p>
          </table:table-cell>
          <table:table-cell table:style-name="ce4" office:value-type="float" office:value="251515" calcext:value-type="float">
            <text:p>251515</text:p>
          </table:table-cell>
          <table:table-cell table:style-name="ce4" office:value-type="float" office:value="261078" calcext:value-type="float">
            <text:p>261078</text:p>
          </table:table-cell>
          <table:table-cell table:style-name="ce4" office:value-type="float" office:value="271470" calcext:value-type="float">
            <text:p>271470</text:p>
          </table:table-cell>
          <table:table-cell table:style-name="ce4" office:value-type="float" office:value="282379" calcext:value-type="float">
            <text:p>282379</text:p>
          </table:table-cell>
          <table:table-cell table:style-name="ce4" office:value-type="float" office:value="298036" calcext:value-type="float">
            <text:p>298036</text:p>
          </table:table-cell>
          <table:table-cell table:style-name="ce4" office:value-type="float" office:value="303596" calcext:value-type="float">
            <text:p>303596</text:p>
          </table:table-cell>
          <table:table-cell table:style-name="ce4" office:value-type="float" office:value="315350" calcext:value-type="float">
            <text:p>315350</text:p>
          </table:table-cell>
          <table:table-cell table:style-name="ce4" office:value-type="float" office:value="327929" calcext:value-type="float">
            <text:p>327929</text:p>
          </table:table-cell>
          <table:table-cell table:style-name="ce4" office:value-type="float" office:value="341333" calcext:value-type="float">
            <text:p>341333</text:p>
          </table:table-cell>
          <table:table-cell table:style-name="ce4" office:value-type="float" office:value="356146" calcext:value-type="float">
            <text:p>356146</text:p>
          </table:table-cell>
          <table:table-cell table:style-name="ce4" table:number-columns-repeated="4"/>
          <table:table-cell table:style-name="ce4" office:value-type="float" office:value="429486" calcext:value-type="float">
            <text:p>429486</text:p>
          </table:table-cell>
          <table:table-cell table:style-name="ce4" table:number-columns-repeated="4"/>
          <table:table-cell table:style-name="ce4" office:value-type="float" office:value="525230" calcext:value-type="float">
            <text:p>525230</text:p>
          </table:table-cell>
          <table:table-cell table:style-name="ce4" table:number-columns-repeated="4"/>
          <table:table-cell table:style-name="ce4" office:value-type="float" office:value="556270" calcext:value-type="float">
            <text:p>556270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</text:p>
          </table:covered-table-cell>
          <table:table-cell office:value-type="string" calcext:value-type="string">
            <text:p>10-14</text:p>
          </table:table-cell>
          <table:table-cell office:value-type="string" calcext:value-type="string">
            <text:p>Persons</text:p>
          </table:table-cell>
          <table:table-cell office:value-type="float" office:value="220141" calcext:value-type="float">
            <text:p>220141</text:p>
          </table:table-cell>
          <table:table-cell office:value-type="float" office:value="227692" calcext:value-type="float">
            <text:p>227692</text:p>
          </table:table-cell>
          <table:table-cell office:value-type="float" office:value="235433" calcext:value-type="float">
            <text:p>235433</text:p>
          </table:table-cell>
          <table:table-cell office:value-type="float" office:value="243388" calcext:value-type="float">
            <text:p>243388</text:p>
          </table:table-cell>
          <table:table-cell office:value-type="float" office:value="256633" calcext:value-type="float">
            <text:p>256633</text:p>
          </table:table-cell>
          <table:table-cell office:value-type="float" office:value="260450" calcext:value-type="float">
            <text:p>260450</text:p>
          </table:table-cell>
          <table:table-cell office:value-type="float" office:value="270169" calcext:value-type="float">
            <text:p>270169</text:p>
          </table:table-cell>
          <table:table-cell office:value-type="float" office:value="280729" calcext:value-type="float">
            <text:p>280729</text:p>
          </table:table-cell>
          <table:table-cell office:value-type="float" office:value="291796" calcext:value-type="float">
            <text:p>291796</text:p>
          </table:table-cell>
          <table:table-cell office:value-type="float" office:value="302389" calcext:value-type="float">
            <text:p>302389</text:p>
          </table:table-cell>
          <table:table-cell table:number-columns-repeated="4"/>
          <table:table-cell office:value-type="float" office:value="365887" calcext:value-type="float">
            <text:p>365887</text:p>
          </table:table-cell>
          <table:table-cell table:number-columns-repeated="4"/>
          <table:table-cell office:value-type="float" office:value="471672" calcext:value-type="float">
            <text:p>471672</text:p>
          </table:table-cell>
          <table:table-cell table:number-columns-repeated="4"/>
          <table:table-cell office:value-type="float" office:value="504984" calcext:value-type="float">
            <text:p>504984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</text:p>
          </table:covered-table-cell>
          <table:table-cell office:value-type="string" calcext:value-type="string">
            <text:p>15-19</text:p>
          </table:table-cell>
          <table:table-cell table:style-name="ce4" office:value-type="string" calcext:value-type="string">
            <text:p>Persons</text:p>
          </table:table-cell>
          <table:table-cell table:style-name="ce4" office:value-type="float" office:value="208995" calcext:value-type="float">
            <text:p>208995</text:p>
          </table:table-cell>
          <table:table-cell table:style-name="ce4" office:value-type="float" office:value="215093" calcext:value-type="float">
            <text:p>215093</text:p>
          </table:table-cell>
          <table:table-cell table:style-name="ce4" office:value-type="float" office:value="221013" calcext:value-type="float">
            <text:p>221013</text:p>
          </table:table-cell>
          <table:table-cell table:style-name="ce4" office:value-type="float" office:value="227257" calcext:value-type="float">
            <text:p>227257</text:p>
          </table:table-cell>
          <table:table-cell table:style-name="ce4" office:value-type="float" office:value="238493" calcext:value-type="float">
            <text:p>238493</text:p>
          </table:table-cell>
          <table:table-cell table:style-name="ce4" office:value-type="float" office:value="241739" calcext:value-type="float">
            <text:p>241739</text:p>
          </table:table-cell>
          <table:table-cell table:style-name="ce4" office:value-type="float" office:value="249453" calcext:value-type="float">
            <text:p>249453</text:p>
          </table:table-cell>
          <table:table-cell table:style-name="ce4" office:value-type="float" office:value="257359" calcext:value-type="float">
            <text:p>257359</text:p>
          </table:table-cell>
          <table:table-cell table:style-name="ce4" office:value-type="float" office:value="265487" calcext:value-type="float">
            <text:p>265487</text:p>
          </table:table-cell>
          <table:table-cell table:style-name="ce4" office:value-type="float" office:value="273911" calcext:value-type="float">
            <text:p>273911</text:p>
          </table:table-cell>
          <table:table-cell table:style-name="ce4" table:number-columns-repeated="4"/>
          <table:table-cell table:style-name="ce4" office:value-type="float" office:value="325715" calcext:value-type="float">
            <text:p>325715</text:p>
          </table:table-cell>
          <table:table-cell table:style-name="ce4" table:number-columns-repeated="4"/>
          <table:table-cell table:style-name="ce4" office:value-type="float" office:value="426412" calcext:value-type="float">
            <text:p>426412</text:p>
          </table:table-cell>
          <table:table-cell table:style-name="ce4" table:number-columns-repeated="4"/>
          <table:table-cell table:style-name="ce4" office:value-type="float" office:value="464371" calcext:value-type="float">
            <text:p>464371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</text:p>
          </table:covered-table-cell>
          <table:table-cell office:value-type="string" calcext:value-type="string">
            <text:p>20-24</text:p>
          </table:table-cell>
          <table:table-cell office:value-type="string" calcext:value-type="string">
            <text:p>Persons</text:p>
          </table:table-cell>
          <table:table-cell office:value-type="float" office:value="198291" calcext:value-type="float">
            <text:p>198291</text:p>
          </table:table-cell>
          <table:table-cell office:value-type="float" office:value="207110" calcext:value-type="float">
            <text:p>207110</text:p>
          </table:table-cell>
          <table:table-cell office:value-type="float" office:value="216158" calcext:value-type="float">
            <text:p>216158</text:p>
          </table:table-cell>
          <table:table-cell office:value-type="float" office:value="224778" calcext:value-type="float">
            <text:p>224778</text:p>
          </table:table-cell>
          <table:table-cell office:value-type="float" office:value="235676" calcext:value-type="float">
            <text:p>235676</text:p>
          </table:table-cell>
          <table:table-cell office:value-type="float" office:value="239413" calcext:value-type="float">
            <text:p>239413</text:p>
          </table:table-cell>
          <table:table-cell office:value-type="float" office:value="245744" calcext:value-type="float">
            <text:p>245744</text:p>
          </table:table-cell>
          <table:table-cell office:value-type="float" office:value="251889" calcext:value-type="float">
            <text:p>251889</text:p>
          </table:table-cell>
          <table:table-cell office:value-type="float" office:value="258370" calcext:value-type="float">
            <text:p>258370</text:p>
          </table:table-cell>
          <table:table-cell office:value-type="float" office:value="265588" calcext:value-type="float">
            <text:p>265588</text:p>
          </table:table-cell>
          <table:table-cell table:number-columns-repeated="4"/>
          <table:table-cell office:value-type="float" office:value="306746" calcext:value-type="float">
            <text:p>306746</text:p>
          </table:table-cell>
          <table:table-cell table:number-columns-repeated="4"/>
          <table:table-cell office:value-type="float" office:value="392456" calcext:value-type="float">
            <text:p>392456</text:p>
          </table:table-cell>
          <table:table-cell table:number-columns-repeated="4"/>
          <table:table-cell office:value-type="float" office:value="426108" calcext:value-type="float">
            <text:p>426108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</text:p>
          </table:covered-table-cell>
          <table:table-cell office:value-type="string" calcext:value-type="string">
            <text:p>25-29</text:p>
          </table:table-cell>
          <table:table-cell table:style-name="ce4" office:value-type="string" calcext:value-type="string">
            <text:p>Persons</text:p>
          </table:table-cell>
          <table:table-cell table:style-name="ce4" office:value-type="float" office:value="190879" calcext:value-type="float">
            <text:p>190879</text:p>
          </table:table-cell>
          <table:table-cell table:style-name="ce4" office:value-type="float" office:value="197578" calcext:value-type="float">
            <text:p>197578</text:p>
          </table:table-cell>
          <table:table-cell table:style-name="ce4" office:value-type="float" office:value="203656" calcext:value-type="float">
            <text:p>203656</text:p>
          </table:table-cell>
          <table:table-cell table:style-name="ce4" office:value-type="float" office:value="210015" calcext:value-type="float">
            <text:p>210015</text:p>
          </table:table-cell>
          <table:table-cell table:style-name="ce4" office:value-type="float" office:value="221221" calcext:value-type="float">
            <text:p>221221</text:p>
          </table:table-cell>
          <table:table-cell table:style-name="ce4" office:value-type="float" office:value="225574" calcext:value-type="float">
            <text:p>225574</text:p>
          </table:table-cell>
          <table:table-cell table:style-name="ce4" office:value-type="float" office:value="234542" calcext:value-type="float">
            <text:p>234542</text:p>
          </table:table-cell>
          <table:table-cell table:style-name="ce4" office:value-type="float" office:value="243757" calcext:value-type="float">
            <text:p>243757</text:p>
          </table:table-cell>
          <table:table-cell table:style-name="ce4" office:value-type="float" office:value="252545" calcext:value-type="float">
            <text:p>252545</text:p>
          </table:table-cell>
          <table:table-cell table:style-name="ce4" office:value-type="float" office:value="260473" calcext:value-type="float">
            <text:p>260473</text:p>
          </table:table-cell>
          <table:table-cell table:style-name="ce4" table:number-columns-repeated="4"/>
          <table:table-cell table:style-name="ce4" office:value-type="float" office:value="294363" calcext:value-type="float">
            <text:p>294363</text:p>
          </table:table-cell>
          <table:table-cell table:style-name="ce4" table:number-columns-repeated="4"/>
          <table:table-cell table:style-name="ce4" office:value-type="float" office:value="363643" calcext:value-type="float">
            <text:p>363643</text:p>
          </table:table-cell>
          <table:table-cell table:style-name="ce4" table:number-columns-repeated="4"/>
          <table:table-cell table:style-name="ce4" office:value-type="float" office:value="391552" calcext:value-type="float">
            <text:p>391552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</text:p>
          </table:covered-table-cell>
          <table:table-cell office:value-type="string" calcext:value-type="string">
            <text:p>30-34</text:p>
          </table:table-cell>
          <table:table-cell office:value-type="string" calcext:value-type="string">
            <text:p>Persons</text:p>
          </table:table-cell>
          <table:table-cell office:value-type="float" office:value="157575" calcext:value-type="float">
            <text:p>157575</text:p>
          </table:table-cell>
          <table:table-cell office:value-type="float" office:value="167249" calcext:value-type="float">
            <text:p>167249</text:p>
          </table:table-cell>
          <table:table-cell office:value-type="float" office:value="177345" calcext:value-type="float">
            <text:p>177345</text:p>
          </table:table-cell>
          <table:table-cell office:value-type="float" office:value="187156" calcext:value-type="float">
            <text:p>187156</text:p>
          </table:table-cell>
          <table:table-cell office:value-type="float" office:value="198913" calcext:value-type="float">
            <text:p>198913</text:p>
          </table:table-cell>
          <table:table-cell office:value-type="float" office:value="204139" calcext:value-type="float">
            <text:p>204139</text:p>
          </table:table-cell>
          <table:table-cell office:value-type="float" office:value="210860" calcext:value-type="float">
            <text:p>210860</text:p>
          </table:table-cell>
          <table:table-cell office:value-type="float" office:value="217005" calcext:value-type="float">
            <text:p>217005</text:p>
          </table:table-cell>
          <table:table-cell office:value-type="float" office:value="223450" calcext:value-type="float">
            <text:p>223450</text:p>
          </table:table-cell>
          <table:table-cell office:value-type="float" office:value="230783" calcext:value-type="float">
            <text:p>230783</text:p>
          </table:table-cell>
          <table:table-cell table:number-columns-repeated="4"/>
          <table:table-cell office:value-type="float" office:value="274271" calcext:value-type="float">
            <text:p>274271</text:p>
          </table:table-cell>
          <table:table-cell table:number-columns-repeated="4"/>
          <table:table-cell office:value-type="float" office:value="335191" calcext:value-type="float">
            <text:p>335191</text:p>
          </table:table-cell>
          <table:table-cell table:number-columns-repeated="4"/>
          <table:table-cell office:value-type="float" office:value="351985" calcext:value-type="float">
            <text:p>351985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</text:p>
          </table:covered-table-cell>
          <table:table-cell office:value-type="string" calcext:value-type="string">
            <text:p>35-39</text:p>
          </table:table-cell>
          <table:table-cell table:style-name="ce4" office:value-type="string" calcext:value-type="string">
            <text:p>Persons</text:p>
          </table:table-cell>
          <table:table-cell table:style-name="ce4" office:value-type="float" office:value="121939" calcext:value-type="float">
            <text:p>121939</text:p>
          </table:table-cell>
          <table:table-cell table:style-name="ce4" office:value-type="float" office:value="128568" calcext:value-type="float">
            <text:p>128568</text:p>
          </table:table-cell>
          <table:table-cell table:style-name="ce4" office:value-type="float" office:value="134959" calcext:value-type="float">
            <text:p>134959</text:p>
          </table:table-cell>
          <table:table-cell table:style-name="ce4" office:value-type="float" office:value="141693" calcext:value-type="float">
            <text:p>141693</text:p>
          </table:table-cell>
          <table:table-cell table:style-name="ce4" office:value-type="float" office:value="152367" calcext:value-type="float">
            <text:p>152367</text:p>
          </table:table-cell>
          <table:table-cell table:style-name="ce4" office:value-type="float" office:value="157577" calcext:value-type="float">
            <text:p>157577</text:p>
          </table:table-cell>
          <table:table-cell table:style-name="ce4" office:value-type="float" office:value="166941" calcext:value-type="float">
            <text:p>166941</text:p>
          </table:table-cell>
          <table:table-cell table:style-name="ce4" office:value-type="float" office:value="176746" calcext:value-type="float">
            <text:p>176746</text:p>
          </table:table-cell>
          <table:table-cell table:style-name="ce4" office:value-type="float" office:value="186309" calcext:value-type="float">
            <text:p>186309</text:p>
          </table:table-cell>
          <table:table-cell table:style-name="ce4" office:value-type="float" office:value="195211" calcext:value-type="float">
            <text:p>195211</text:p>
          </table:table-cell>
          <table:table-cell table:style-name="ce4" table:number-columns-repeated="4"/>
          <table:table-cell table:style-name="ce4" office:value-type="float" office:value="229742" calcext:value-type="float">
            <text:p>229742</text:p>
          </table:table-cell>
          <table:table-cell table:style-name="ce4" table:number-columns-repeated="4"/>
          <table:table-cell table:style-name="ce4" office:value-type="float" office:value="289006" calcext:value-type="float">
            <text:p>289006</text:p>
          </table:table-cell>
          <table:table-cell table:style-name="ce4" table:number-columns-repeated="4"/>
          <table:table-cell table:style-name="ce4" office:value-type="float" office:value="308600" calcext:value-type="float">
            <text:p>308600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</text:p>
          </table:covered-table-cell>
          <table:table-cell office:value-type="string" calcext:value-type="string">
            <text:p>40-44</text:p>
          </table:table-cell>
          <table:table-cell office:value-type="string" calcext:value-type="string">
            <text:p>Persons</text:p>
          </table:table-cell>
          <table:table-cell office:value-type="float" office:value="76403" calcext:value-type="float">
            <text:p>76403</text:p>
          </table:table-cell>
          <table:table-cell office:value-type="float" office:value="84390" calcext:value-type="float">
            <text:p>84390</text:p>
          </table:table-cell>
          <table:table-cell office:value-type="float" office:value="92987" calcext:value-type="float">
            <text:p>92987</text:p>
          </table:table-cell>
          <table:table-cell office:value-type="float" office:value="101399" calcext:value-type="float">
            <text:p>101399</text:p>
          </table:table-cell>
          <table:table-cell office:value-type="float" office:value="112225" calcext:value-type="float">
            <text:p>112225</text:p>
          </table:table-cell>
          <table:table-cell office:value-type="float" office:value="115969" calcext:value-type="float">
            <text:p>115969</text:p>
          </table:table-cell>
          <table:table-cell office:value-type="float" office:value="122313" calcext:value-type="float">
            <text:p>122313</text:p>
          </table:table-cell>
          <table:table-cell office:value-type="float" office:value="128485" calcext:value-type="float">
            <text:p>128485</text:p>
          </table:table-cell>
          <table:table-cell office:value-type="float" office:value="135010" calcext:value-type="float">
            <text:p>135010</text:p>
          </table:table-cell>
          <table:table-cell office:value-type="float" office:value="142218" calcext:value-type="float">
            <text:p>142218</text:p>
          </table:table-cell>
          <table:table-cell table:number-columns-repeated="4"/>
          <table:table-cell office:value-type="float" office:value="186862" calcext:value-type="float">
            <text:p>186862</text:p>
          </table:table-cell>
          <table:table-cell table:number-columns-repeated="4"/>
          <table:table-cell office:value-type="float" office:value="243311" calcext:value-type="float">
            <text:p>243311</text:p>
          </table:table-cell>
          <table:table-cell table:number-columns-repeated="4"/>
          <table:table-cell office:value-type="float" office:value="264658" calcext:value-type="float">
            <text:p>264658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</text:p>
          </table:covered-table-cell>
          <table:table-cell office:value-type="string" calcext:value-type="string">
            <text:p>45-49</text:p>
          </table:table-cell>
          <table:table-cell table:style-name="ce4" office:value-type="string" calcext:value-type="string">
            <text:p>Persons</text:p>
          </table:table-cell>
          <table:table-cell table:style-name="ce4" office:value-type="float" office:value="50161" calcext:value-type="float">
            <text:p>50161</text:p>
          </table:table-cell>
          <table:table-cell table:style-name="ce4" office:value-type="float" office:value="52649" calcext:value-type="float">
            <text:p>52649</text:p>
          </table:table-cell>
          <table:table-cell table:style-name="ce4" office:value-type="float" office:value="55544" calcext:value-type="float">
            <text:p>55544</text:p>
          </table:table-cell>
          <table:table-cell table:style-name="ce4" office:value-type="float" office:value="59296" calcext:value-type="float">
            <text:p>59296</text:p>
          </table:table-cell>
          <table:table-cell table:style-name="ce4" office:value-type="float" office:value="67727" calcext:value-type="float">
            <text:p>67727</text:p>
          </table:table-cell>
          <table:table-cell table:style-name="ce4" office:value-type="float" office:value="70343" calcext:value-type="float">
            <text:p>70343</text:p>
          </table:table-cell>
          <table:table-cell table:style-name="ce4" office:value-type="float" office:value="77655" calcext:value-type="float">
            <text:p>77655</text:p>
          </table:table-cell>
          <table:table-cell table:style-name="ce4" office:value-type="float" office:value="85565" calcext:value-type="float">
            <text:p>85565</text:p>
          </table:table-cell>
          <table:table-cell table:style-name="ce4" office:value-type="float" office:value="93356" calcext:value-type="float">
            <text:p>93356</text:p>
          </table:table-cell>
          <table:table-cell table:style-name="ce4" office:value-type="float" office:value="100552" calcext:value-type="float">
            <text:p>100552</text:p>
          </table:table-cell>
          <table:table-cell table:style-name="ce4" table:number-columns-repeated="4"/>
          <table:table-cell table:style-name="ce4" office:value-type="float" office:value="132170" calcext:value-type="float">
            <text:p>132170</text:p>
          </table:table-cell>
          <table:table-cell table:style-name="ce4" table:number-columns-repeated="4"/>
          <table:table-cell table:style-name="ce4" office:value-type="float" office:value="187247" calcext:value-type="float">
            <text:p>187247</text:p>
          </table:table-cell>
          <table:table-cell table:style-name="ce4" table:number-columns-repeated="4"/>
          <table:table-cell table:style-name="ce4" office:value-type="float" office:value="208809" calcext:value-type="float">
            <text:p>208809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</text:p>
          </table:covered-table-cell>
          <table:table-cell office:value-type="string" calcext:value-type="string">
            <text:p>50-54</text:p>
          </table:table-cell>
          <table:table-cell office:value-type="string" calcext:value-type="string">
            <text:p>Persons</text:p>
          </table:table-cell>
          <table:table-cell office:value-type="float" office:value="34629" calcext:value-type="float">
            <text:p>34629</text:p>
          </table:table-cell>
          <table:table-cell office:value-type="float" office:value="36763" calcext:value-type="float">
            <text:p>36763</text:p>
          </table:table-cell>
          <table:table-cell office:value-type="float" office:value="38942" calcext:value-type="float">
            <text:p>38942</text:p>
          </table:table-cell>
          <table:table-cell office:value-type="float" office:value="41159" calcext:value-type="float">
            <text:p>41159</text:p>
          </table:table-cell>
          <table:table-cell office:value-type="float" office:value="44900" calcext:value-type="float">
            <text:p>44900</text:p>
          </table:table-cell>
          <table:table-cell office:value-type="float" office:value="45640" calcext:value-type="float">
            <text:p>45640</text:p>
          </table:table-cell>
          <table:table-cell office:value-type="float" office:value="47921" calcext:value-type="float">
            <text:p>47921</text:p>
          </table:table-cell>
          <table:table-cell office:value-type="float" office:value="50589" calcext:value-type="float">
            <text:p>50589</text:p>
          </table:table-cell>
          <table:table-cell office:value-type="float" office:value="54042" calcext:value-type="float">
            <text:p>54042</text:p>
          </table:table-cell>
          <table:table-cell office:value-type="float" office:value="58537" calcext:value-type="float">
            <text:p>58537</text:p>
          </table:table-cell>
          <table:table-cell table:number-columns-repeated="4"/>
          <table:table-cell office:value-type="float" office:value="92322" calcext:value-type="float">
            <text:p>92322</text:p>
          </table:table-cell>
          <table:table-cell table:number-columns-repeated="4"/>
          <table:table-cell office:value-type="float" office:value="138124" calcext:value-type="float">
            <text:p>138124</text:p>
          </table:table-cell>
          <table:table-cell table:number-columns-repeated="4"/>
          <table:table-cell office:value-type="float" office:value="163568" calcext:value-type="float">
            <text:p>163568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</text:p>
          </table:covered-table-cell>
          <table:table-cell office:value-type="string" calcext:value-type="string">
            <text:p>55-59</text:p>
          </table:table-cell>
          <table:table-cell table:style-name="ce4" office:value-type="string" calcext:value-type="string">
            <text:p>Persons</text:p>
          </table:table-cell>
          <table:table-cell table:style-name="ce4" office:value-type="float" office:value="22932" calcext:value-type="float">
            <text:p>22932</text:p>
          </table:table-cell>
          <table:table-cell table:style-name="ce4" office:value-type="float" office:value="24659" calcext:value-type="float">
            <text:p>24659</text:p>
          </table:table-cell>
          <table:table-cell table:style-name="ce4" office:value-type="float" office:value="26545" calcext:value-type="float">
            <text:p>26545</text:p>
          </table:table-cell>
          <table:table-cell table:style-name="ce4" office:value-type="float" office:value="28473" calcext:value-type="float">
            <text:p>28473</text:p>
          </table:table-cell>
          <table:table-cell table:style-name="ce4" office:value-type="float" office:value="31312" calcext:value-type="float">
            <text:p>31312</text:p>
          </table:table-cell>
          <table:table-cell table:style-name="ce4" office:value-type="float" office:value="32278" calcext:value-type="float">
            <text:p>32278</text:p>
          </table:table-cell>
          <table:table-cell table:style-name="ce4" office:value-type="float" office:value="34263" calcext:value-type="float">
            <text:p>34263</text:p>
          </table:table-cell>
          <table:table-cell table:style-name="ce4" office:value-type="float" office:value="36300" calcext:value-type="float">
            <text:p>36300</text:p>
          </table:table-cell>
          <table:table-cell table:style-name="ce4" office:value-type="float" office:value="38385" calcext:value-type="float">
            <text:p>38385</text:p>
          </table:table-cell>
          <table:table-cell table:style-name="ce4" office:value-type="float" office:value="40513" calcext:value-type="float">
            <text:p>40513</text:p>
          </table:table-cell>
          <table:table-cell table:style-name="ce4" table:number-columns-repeated="4"/>
          <table:table-cell table:style-name="ce4" office:value-type="float" office:value="54846" calcext:value-type="float">
            <text:p>54846</text:p>
          </table:table-cell>
          <table:table-cell table:style-name="ce4" table:number-columns-repeated="4"/>
          <table:table-cell table:style-name="ce4" office:value-type="float" office:value="98517" calcext:value-type="float">
            <text:p>98517</text:p>
          </table:table-cell>
          <table:table-cell table:style-name="ce4" table:number-columns-repeated="4"/>
          <table:table-cell table:style-name="ce4" office:value-type="float" office:value="115889" calcext:value-type="float">
            <text:p>115889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</text:p>
          </table:covered-table-cell>
          <table:table-cell office:value-type="string" calcext:value-type="string">
            <text:p>60-64</text:p>
          </table:table-cell>
          <table:table-cell office:value-type="string" calcext:value-type="string">
            <text:p>Persons</text:p>
          </table:table-cell>
          <table:table-cell office:value-type="float" office:value="15876" calcext:value-type="float">
            <text:p>15876</text:p>
          </table:table-cell>
          <table:table-cell office:value-type="float" office:value="16445" calcext:value-type="float">
            <text:p>16445</text:p>
          </table:table-cell>
          <table:table-cell office:value-type="float" office:value="17050" calcext:value-type="float">
            <text:p>17050</text:p>
          </table:table-cell>
          <table:table-cell office:value-type="float" office:value="17821" calcext:value-type="float">
            <text:p>17821</text:p>
          </table:table-cell>
          <table:table-cell office:value-type="float" office:value="19392" calcext:value-type="float">
            <text:p>19392</text:p>
          </table:table-cell>
          <table:table-cell office:value-type="float" office:value="20133" calcext:value-type="float">
            <text:p>20133</text:p>
          </table:table-cell>
          <table:table-cell office:value-type="float" office:value="21636" calcext:value-type="float">
            <text:p>21636</text:p>
          </table:table-cell>
          <table:table-cell office:value-type="float" office:value="23285" calcext:value-type="float">
            <text:p>23285</text:p>
          </table:table-cell>
          <table:table-cell office:value-type="float" office:value="24978" calcext:value-type="float">
            <text:p>24978</text:p>
          </table:table-cell>
          <table:table-cell office:value-type="float" office:value="26654" calcext:value-type="float">
            <text:p>26654</text:p>
          </table:table-cell>
          <table:table-cell table:number-columns-repeated="4"/>
          <table:table-cell office:value-type="float" office:value="35718" calcext:value-type="float">
            <text:p>35718</text:p>
          </table:table-cell>
          <table:table-cell table:number-columns-repeated="4"/>
          <table:table-cell office:value-type="float" office:value="63476" calcext:value-type="float">
            <text:p>63476</text:p>
          </table:table-cell>
          <table:table-cell table:number-columns-repeated="4"/>
          <table:table-cell office:value-type="float" office:value="77391" calcext:value-type="float">
            <text:p>77391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</text:p>
          </table:covered-table-cell>
          <table:table-cell office:value-type="string" calcext:value-type="string">
            <text:p>65-69</text:p>
          </table:table-cell>
          <table:table-cell table:style-name="ce4" office:value-type="string" calcext:value-type="string">
            <text:p>Persons</text:p>
          </table:table-cell>
          <table:table-cell table:style-name="ce4" office:value-type="float" office:value="9901" calcext:value-type="float">
            <text:p>9901</text:p>
          </table:table-cell>
          <table:table-cell table:style-name="ce4" office:value-type="float" office:value="10654" calcext:value-type="float">
            <text:p>10654</text:p>
          </table:table-cell>
          <table:table-cell table:style-name="ce4" office:value-type="float" office:value="11438" calcext:value-type="float">
            <text:p>11438</text:p>
          </table:table-cell>
          <table:table-cell table:style-name="ce4" office:value-type="float" office:value="12171" calcext:value-type="float">
            <text:p>12171</text:p>
          </table:table-cell>
          <table:table-cell table:style-name="ce4" office:value-type="float" office:value="13083" calcext:value-type="float">
            <text:p>13083</text:p>
          </table:table-cell>
          <table:table-cell table:style-name="ce4" office:value-type="float" office:value="13342" calcext:value-type="float">
            <text:p>13342</text:p>
          </table:table-cell>
          <table:table-cell table:style-name="ce4" office:value-type="float" office:value="13824" calcext:value-type="float">
            <text:p>13824</text:p>
          </table:table-cell>
          <table:table-cell table:style-name="ce4" office:value-type="float" office:value="14338" calcext:value-type="float">
            <text:p>14338</text:p>
          </table:table-cell>
          <table:table-cell table:style-name="ce4" office:value-type="float" office:value="15000" calcext:value-type="float">
            <text:p>15000</text:p>
          </table:table-cell>
          <table:table-cell table:style-name="ce4" office:value-type="float" office:value="15878" calcext:value-type="float">
            <text:p>15878</text:p>
          </table:table-cell>
          <table:table-cell table:style-name="ce4" table:number-columns-repeated="4"/>
          <table:table-cell table:style-name="ce4" office:value-type="float" office:value="22544" calcext:value-type="float">
            <text:p>22544</text:p>
          </table:table-cell>
          <table:table-cell table:style-name="ce4" table:number-columns-repeated="4"/>
          <table:table-cell table:style-name="ce4" office:value-type="float" office:value="37270" calcext:value-type="float">
            <text:p>37270</text:p>
          </table:table-cell>
          <table:table-cell table:style-name="ce4" table:number-columns-repeated="4"/>
          <table:table-cell table:style-name="ce4" office:value-type="float" office:value="41534" calcext:value-type="float">
            <text:p>41534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</text:p>
          </table:covered-table-cell>
          <table:table-cell office:value-type="string" calcext:value-type="string">
            <text:p>70-74</text:p>
          </table:table-cell>
          <table:table-cell office:value-type="string" calcext:value-type="string">
            <text:p>Persons</text:p>
          </table:table-cell>
          <table:table-cell office:value-type="float" office:value="6204" calcext:value-type="float">
            <text:p>6204</text:p>
          </table:table-cell>
          <table:table-cell office:value-type="float" office:value="6434" calcext:value-type="float">
            <text:p>6434</text:p>
          </table:table-cell>
          <table:table-cell office:value-type="float" office:value="6691" calcext:value-type="float">
            <text:p>6691</text:p>
          </table:table-cell>
          <table:table-cell office:value-type="float" office:value="7009" calcext:value-type="float">
            <text:p>7009</text:p>
          </table:table-cell>
          <table:table-cell office:value-type="float" office:value="7663" calcext:value-type="float">
            <text:p>7663</text:p>
          </table:table-cell>
          <table:table-cell office:value-type="float" office:value="7923" calcext:value-type="float">
            <text:p>7923</text:p>
          </table:table-cell>
          <table:table-cell office:value-type="float" office:value="8509" calcext:value-type="float">
            <text:p>8509</text:p>
          </table:table-cell>
          <table:table-cell office:value-type="float" office:value="9122" calcext:value-type="float">
            <text:p>9122</text:p>
          </table:table-cell>
          <table:table-cell office:value-type="float" office:value="9697" calcext:value-type="float">
            <text:p>9697</text:p>
          </table:table-cell>
          <table:table-cell office:value-type="float" office:value="10201" calcext:value-type="float">
            <text:p>10201</text:p>
          </table:table-cell>
          <table:table-cell table:number-columns-repeated="4"/>
          <table:table-cell office:value-type="float" office:value="12708" calcext:value-type="float">
            <text:p>12708</text:p>
          </table:table-cell>
          <table:table-cell table:number-columns-repeated="4"/>
          <table:table-cell office:value-type="float" office:value="21437" calcext:value-type="float">
            <text:p>21437</text:p>
          </table:table-cell>
          <table:table-cell table:number-columns-repeated="4"/>
          <table:table-cell office:value-type="float" office:value="24377" calcext:value-type="float">
            <text:p>24377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</text:p>
          </table:covered-table-cell>
          <table:table-cell office:value-type="string" calcext:value-type="string">
            <text:p>75-79</text:p>
          </table:table-cell>
          <table:table-cell table:style-name="ce4" office:value-type="string" calcext:value-type="string">
            <text:p>Persons</text:p>
          </table:table-cell>
          <table:table-cell table:style-name="ce4" office:value-type="float" office:value="3860" calcext:value-type="float">
            <text:p>3860</text:p>
          </table:table-cell>
          <table:table-cell table:style-name="ce4" office:value-type="float" office:value="4047" calcext:value-type="float">
            <text:p>4047</text:p>
          </table:table-cell>
          <table:table-cell table:style-name="ce4" office:value-type="float" office:value="4261" calcext:value-type="float">
            <text:p>4261</text:p>
          </table:table-cell>
          <table:table-cell table:style-name="ce4" office:value-type="float" office:value="4467" calcext:value-type="float">
            <text:p>4467</text:p>
          </table:table-cell>
          <table:table-cell table:style-name="ce4" office:value-type="float" office:value="4720" calcext:value-type="float">
            <text:p>4720</text:p>
          </table:table-cell>
          <table:table-cell table:style-name="ce4" office:value-type="float" office:value="4815" calcext:value-type="float">
            <text:p>4815</text:p>
          </table:table-cell>
          <table:table-cell table:style-name="ce4" office:value-type="float" office:value="4977" calcext:value-type="float">
            <text:p>4977</text:p>
          </table:table-cell>
          <table:table-cell table:style-name="ce4" office:value-type="float" office:value="5162" calcext:value-type="float">
            <text:p>5162</text:p>
          </table:table-cell>
          <table:table-cell table:style-name="ce4" office:value-type="float" office:value="5397" calcext:value-type="float">
            <text:p>5397</text:p>
          </table:table-cell>
          <table:table-cell table:style-name="ce4" office:value-type="float" office:value="5695" calcext:value-type="float">
            <text:p>5695</text:p>
          </table:table-cell>
          <table:table-cell table:style-name="ce4" table:number-columns-repeated="4"/>
          <table:table-cell table:style-name="ce4" office:value-type="float" office:value="7743" calcext:value-type="float">
            <text:p>7743</text:p>
          </table:table-cell>
          <table:table-cell table:style-name="ce4" table:number-columns-repeated="4"/>
          <table:table-cell table:style-name="ce4" office:value-type="float" office:value="11158" calcext:value-type="float">
            <text:p>11158</text:p>
          </table:table-cell>
          <table:table-cell table:style-name="ce4" table:number-columns-repeated="4"/>
          <table:table-cell table:style-name="ce4" office:value-type="float" office:value="13609" calcext:value-type="float">
            <text:p>13609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</text:p>
          </table:covered-table-cell>
          <table:table-cell office:value-type="string" calcext:value-type="string">
            <text:p>80+</text:p>
          </table:table-cell>
          <table:table-cell office:value-type="string" calcext:value-type="string">
            <text:p>Persons</text:p>
          </table:table-cell>
          <table:table-cell office:value-type="float" office:value="4634" calcext:value-type="float">
            <text:p>4634</text:p>
          </table:table-cell>
          <table:table-cell office:value-type="float" office:value="4965" calcext:value-type="float">
            <text:p>4965</text:p>
          </table:table-cell>
          <table:table-cell office:value-type="float" office:value="5271" calcext:value-type="float">
            <text:p>5271</text:p>
          </table:table-cell>
          <table:table-cell office:value-type="float" office:value="5568" calcext:value-type="float">
            <text:p>5568</text:p>
          </table:table-cell>
          <table:table-cell office:value-type="float" office:value="5966" calcext:value-type="float">
            <text:p>5966</text:p>
          </table:table-cell>
          <table:table-cell office:value-type="float" office:value="6164" calcext:value-type="float">
            <text:p>6164</text:p>
          </table:table-cell>
          <table:table-cell office:value-type="float" office:value="6464" calcext:value-type="float">
            <text:p>6464</text:p>
          </table:table-cell>
          <table:table-cell office:value-type="float" office:value="6764" calcext:value-type="float">
            <text:p>6764</text:p>
          </table:table-cell>
          <table:table-cell office:value-type="float" office:value="7048" calcext:value-type="float">
            <text:p>7048</text:p>
          </table:table-cell>
          <table:table-cell office:value-type="float" office:value="7314" calcext:value-type="float">
            <text:p>7314</text:p>
          </table:table-cell>
          <table:table-cell table:number-columns-repeated="4"/>
          <table:table-cell office:value-type="float" office:value="8669" calcext:value-type="float">
            <text:p>8669</text:p>
          </table:table-cell>
          <table:table-cell table:number-columns-repeated="4"/>
          <table:table-cell office:value-type="float" office:value="11341" calcext:value-type="float">
            <text:p>11341</text:p>
          </table:table-cell>
          <table:table-cell table:number-columns-repeated="4"/>
          <table:table-cell office:value-type="float" office:value="12457" calcext:value-type="float">
            <text:p>12457</text:p>
          </table:table-cell>
          <table:table-cell table:number-columns-repeated="996"/>
        </table:table-row>
        <table:table-row table:style-name="ro1">
          <table:covered-table-cell office:value-type="string" calcext:value-type="string">
            <text:p>Lusaka</text:p>
          </table:covered-table-cell>
          <table:table-cell office:value-type="string" calcext:value-type="string">
            <text:p>Total</text:p>
          </table:table-cell>
          <table:table-cell table:style-name="ce4" office:value-type="string" calcext:value-type="string">
            <text:p>Persons</text:p>
          </table:table-cell>
          <table:table-cell table:style-name="ce4" office:value-type="float" office:value="1886862" calcext:value-type="float">
            <text:p>1886862</text:p>
          </table:table-cell>
          <table:table-cell table:style-name="ce4" office:value-type="float" office:value="1969994" calcext:value-type="float">
            <text:p>1969994</text:p>
          </table:table-cell>
          <table:table-cell table:style-name="ce4" office:value-type="float" office:value="2055949" calcext:value-type="float">
            <text:p>2055949</text:p>
          </table:table-cell>
          <table:table-cell table:style-name="ce4" office:value-type="float" office:value="2144662" calcext:value-type="float">
            <text:p>2144662</text:p>
          </table:table-cell>
          <table:table-cell table:style-name="ce4" office:value-type="float" office:value="2281702" calcext:value-type="float">
            <text:p>2281702</text:p>
          </table:table-cell>
          <table:table-cell table:style-name="ce4" office:value-type="float" office:value="2330200" calcext:value-type="float">
            <text:p>2330200</text:p>
          </table:table-cell>
          <table:table-cell table:style-name="ce4" office:value-type="float" office:value="2426898" calcext:value-type="float">
            <text:p>2426898</text:p>
          </table:table-cell>
          <table:table-cell table:style-name="ce4" office:value-type="float" office:value="2526102" calcext:value-type="float">
            <text:p>2526102</text:p>
          </table:table-cell>
          <table:table-cell table:style-name="ce4" office:value-type="float" office:value="2627716" calcext:value-type="float">
            <text:p>2627716</text:p>
          </table:table-cell>
          <table:table-cell table:style-name="ce4" office:value-type="float" office:value="2731696" calcext:value-type="float">
            <text:p>2731696</text:p>
          </table:table-cell>
          <table:table-cell table:style-name="ce4" office:value-type="float" office:value="2838001" calcext:value-type="float">
            <text:p>2838001</text:p>
          </table:table-cell>
          <table:table-cell table:style-name="ce4" office:value-type="float" office:value="2946566" calcext:value-type="float">
            <text:p>2946566</text:p>
          </table:table-cell>
          <table:table-cell table:style-name="ce4" office:value-type="float" office:value="3057350" calcext:value-type="float">
            <text:p>3057350</text:p>
          </table:table-cell>
          <table:table-cell table:style-name="ce4" office:value-type="float" office:value="3170277" calcext:value-type="float">
            <text:p>3170277</text:p>
          </table:table-cell>
          <table:table-cell table:style-name="ce4" office:value-type="float" office:value="3285329" calcext:value-type="float">
            <text:p>3285329</text:p>
          </table:table-cell>
          <table:table-cell table:style-name="ce4" office:value-type="float" office:value="3402492" calcext:value-type="float">
            <text:p>3402492</text:p>
          </table:table-cell>
          <table:table-cell table:style-name="ce4" office:value-type="float" office:value="3521795" calcext:value-type="float">
            <text:p>3521795</text:p>
          </table:table-cell>
          <table:table-cell table:style-name="ce4" office:value-type="float" office:value="3643303" calcext:value-type="float">
            <text:p>3643303</text:p>
          </table:table-cell>
          <table:table-cell table:style-name="ce4" office:value-type="float" office:value="3767065" calcext:value-type="float">
            <text:p>3767065</text:p>
          </table:table-cell>
          <table:table-cell table:style-name="ce4" office:value-type="float" office:value="4216050" calcext:value-type="float">
            <text:p>4216050</text:p>
          </table:table-cell>
          <table:table-cell table:style-name="ce4" office:value-type="float" office:value="4021478" calcext:value-type="float">
            <text:p>4021478</text:p>
          </table:table-cell>
          <table:table-cell table:style-name="ce4" office:value-type="float" office:value="4152332" calcext:value-type="float">
            <text:p>4152332</text:p>
          </table:table-cell>
          <table:table-cell table:style-name="ce4" office:value-type="float" office:value="4285743" calcext:value-type="float">
            <text:p>4285743</text:p>
          </table:table-cell>
          <table:table-cell table:style-name="ce4" office:value-type="float" office:value="4421803" calcext:value-type="float">
            <text:p>4421803</text:p>
          </table:table-cell>
          <table:table-cell table:style-name="ce4" office:value-type="float" office:value="4560560" calcext:value-type="float">
            <text:p>4560560</text:p>
          </table:table-cell>
          <table:table-cell table:number-columns-repeated="996"/>
        </table:table-row>
        <table:table-row table:style-name="ro1">
          <table:table-cell table:style-name="Default" table:number-columns-repeated="28"/>
          <table:table-cell table:number-columns-repeated="996"/>
        </table:table-row>
        <table:table-row table:style-name="ro2">
          <table:table-cell table:style-name="Default" office:value-type="string" calcext:value-type="string">
            <text:p>https://zambia.opendataforafrica.org/thrqjfb/population-and-demographic-projections-2011-2035?regionId=ZM-09</text:p>
          </table:table-cell>
          <table:table-cell table:style-name="Default" table:number-columns-repeated="27"/>
          <table:table-cell table:number-columns-repeated="99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PT Sans" svg:font-family="'PT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0"/>
    </number:number-style>
    <number:number-style style:name="N111P1" style:volatile="true">
      <number:text>-</number:text>
      <number:number number:decimal-places="0" loext:min-decimal-places="0" number:min-integer-digits="0"/>
    </number:number-style>
    <number:number-style style:name="N111P2" style:volatile="true">
      <number:number number:decimal-places="0" loext:min-decimal-places="0" number:min-integer-digits="1"/>
    </number:number-style>
    <number:text-style style:name="N111">
      <number:text-content/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£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background-color="#ffffff" style:rotation-align="none" style:vertical-align="bottom"/>
      <style:text-properties fo:color="#000000" style:font-name="Calibri" fo:font-family="Calibri" fo:font-size="12pt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jected_20_Mid-year_20_Population_2c__20_" style:display-name="PageStyle_Projected Mid-year Population,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6-21T10:44:16.071387028</dc:date>
    <meta:editing-duration>PT14M8S</meta:editing-duration>
    <meta:editing-cycles>1</meta:editing-cycles>
    <meta:document-statistic meta:table-count="1" meta:cell-count="833" meta:object-count="1"/>
  </office:meta>
</office:document-meta>
</file>